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6673in" svg:height="7.1929in" svg:x="4.8126in" svg:y="0.3874in">
            <draw:object draw:notify-on-update-of-ranges="Sheet1.A1:Sheet1.A1 Sheet1.A2:Sheet1.A569 Sheet1.B1:Sheet1.B1 Sheet1.B2:Sheet1.B56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528in" svg:height="5.9217in" svg:x="4.8142in" svg:y="7.9768in">
            <draw:object draw:notify-on-update-of-ranges="Sheet1.A1:Sheet1.A1 Sheet1.A2:Sheet1.A568 Sheet1.C1:Sheet1.C1 Sheet1.C2:Sheet1.C5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OfQueries</text:p>
          </table:table-cell>
          <table:table-cell office:value-type="string" calcext:value-type="string">
            <text:p>NofUserssWithThisNOfQueries</text:p>
          </table:table-cell>
          <table:table-cell table:style-name="Default" office:value-type="string" calcext:value-type="string">
            <text:p>PercentageOfUsersWithXQueriesOrM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60" calcext:value-type="float">
            <text:p>98260</text:p>
          </table:table-cell>
          <table:table-cell table:formula="of:=SUM([.B2:.B$1400])/SUM([.B$2:.B$1400])" office:value-type="percentage" office:value="1" calcext:value-type="percentage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520" calcext:value-type="float">
            <text:p>60520</text:p>
          </table:table-cell>
          <table:table-cell table:formula="of:=SUM([.B3:.B$1400])/SUM([.B$2:.B$1400])" office:value-type="percentage" office:value="0.811650958134221" calcext:value-type="percentage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809" calcext:value-type="float">
            <text:p>42809</text:p>
          </table:table-cell>
          <table:table-cell table:formula="of:=SUM([.B4:.B$1400])/SUM([.B$2:.B$1400])" office:value-type="percentage" office:value="0.695643589787825" calcext:value-type="percentage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284" calcext:value-type="float">
            <text:p>33284</text:p>
          </table:table-cell>
          <table:table-cell table:formula="of:=SUM([.B5:.B$1400])/SUM([.B$2:.B$1400])" office:value-type="percentage" office:value="0.613585436589859" calcext:value-type="percentage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12" calcext:value-type="float">
            <text:p>26712</text:p>
          </table:table-cell>
          <table:table-cell table:formula="of:=SUM([.B6:.B$1400])/SUM([.B$2:.B$1400])" office:value-type="percentage" office:value="0.549785217686332" calcext:value-type="percentage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89" calcext:value-type="float">
            <text:p>21989</text:p>
          </table:table-cell>
          <table:table-cell table:formula="of:=SUM([.B7:.B$1400])/SUM([.B$2:.B$1400])" office:value-type="percentage" office:value="0.498582494235093" calcext:value-type="percentage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11" calcext:value-type="float">
            <text:p>18811</text:p>
          </table:table-cell>
          <table:table-cell table:formula="of:=SUM([.B8:.B$1400])/SUM([.B$2:.B$1400])" office:value-type="percentage" office:value="0.456433022613003" calcext:value-type="percentage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89" calcext:value-type="float">
            <text:p>16189</text:p>
          </table:table-cell>
          <table:table-cell table:formula="of:=SUM([.B9:.B$1400])/SUM([.B$2:.B$1400])" office:value-type="percentage" office:value="0.420375279619545" calcext:value-type="percentage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82" calcext:value-type="float">
            <text:p>14282</text:p>
          </table:table-cell>
          <table:table-cell table:formula="of:=SUM([.B10:.B$1400])/SUM([.B$2:.B$1400])" office:value-type="percentage" office:value="0.389343500271233" calcext:value-type="percentage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42" calcext:value-type="float">
            <text:p>12542</text:p>
          </table:table-cell>
          <table:table-cell table:formula="of:=SUM([.B11:.B$1400])/SUM([.B$2:.B$1400])" office:value-type="percentage" office:value="0.3619671414688" calcext:value-type="percentage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78" calcext:value-type="float">
            <text:p>10978</text:p>
          </table:table-cell>
          <table:table-cell table:formula="of:=SUM([.B12:.B$1400])/SUM([.B$2:.B$1400])" office:value-type="percentage" office:value="0.337926090348501" calcext:value-type="percentage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61" calcext:value-type="float">
            <text:p>9861</text:p>
          </table:table-cell>
          <table:table-cell table:formula="of:=SUM([.B13:.B$1400])/SUM([.B$2:.B$1400])" office:value-type="percentage" office:value="0.316882982455131" calcext:value-type="percentage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64" calcext:value-type="float">
            <text:p>8864</text:p>
          </table:table-cell>
          <table:table-cell table:formula="of:=SUM([.B14:.B$1400])/SUM([.B$2:.B$1400])" office:value-type="percentage" office:value="0.297980988746212" calcext:value-type="percentage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56" calcext:value-type="float">
            <text:p>8056</text:p>
          </table:table-cell>
          <table:table-cell table:formula="of:=SUM([.B15:.B$1400])/SUM([.B$2:.B$1400])" office:value-type="percentage" office:value="0.280990088002285" calcext:value-type="percentage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07" calcext:value-type="float">
            <text:p>7207</text:p>
          </table:table-cell>
          <table:table-cell table:formula="of:=SUM([.B16:.B$1400])/SUM([.B$2:.B$1400])" office:value-type="percentage" office:value="0.265547996802705" calcext:value-type="percentage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86" calcext:value-type="float">
            <text:p>6586</text:p>
          </table:table-cell>
          <table:table-cell table:formula="of:=SUM([.B17:.B$1400])/SUM([.B$2:.B$1400])" office:value-type="percentage" office:value="0.251733305730787" calcext:value-type="percentage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9" calcext:value-type="float">
            <text:p>6009</text:p>
          </table:table-cell>
          <table:table-cell table:formula="of:=SUM([.B18:.B$1400])/SUM([.B$2:.B$1400])" office:value-type="percentage" office:value="0.239108974469561" calcext:value-type="percentage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24" calcext:value-type="float">
            <text:p>5624</text:p>
          </table:table-cell>
          <table:table-cell table:formula="of:=SUM([.B19:.B$1400])/SUM([.B$2:.B$1400])" office:value-type="percentage" office:value="0.227590661905227" calcext:value-type="percentage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13" calcext:value-type="float">
            <text:p>5213</text:p>
          </table:table-cell>
          <table:table-cell table:formula="of:=SUM([.B20:.B$1400])/SUM([.B$2:.B$1400])" office:value-type="percentage" office:value="0.216810334086653" calcext:value-type="percentage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67" calcext:value-type="float">
            <text:p>4867</text:p>
          </table:table-cell>
          <table:table-cell table:formula="of:=SUM([.B21:.B$1400])/SUM([.B$2:.B$1400])" office:value-type="percentage" office:value="0.20681782894472" calcext:value-type="percentage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55" calcext:value-type="float">
            <text:p>4455</text:p>
          </table:table-cell>
          <table:table-cell table:formula="of:=SUM([.B22:.B$1400])/SUM([.B$2:.B$1400])" office:value-type="percentage" office:value="0.197488551652223" calcext:value-type="percentage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79" calcext:value-type="float">
            <text:p>4279</text:p>
          </table:table-cell>
          <table:table-cell table:formula="of:=SUM([.B23:.B$1400])/SUM([.B$2:.B$1400])" office:value-type="percentage" office:value="0.188949013879864" calcext:value-type="percentage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36" calcext:value-type="float">
            <text:p>3936</text:p>
          </table:table-cell>
          <table:table-cell table:formula="of:=SUM([.B24:.B$1400])/SUM([.B$2:.B$1400])" office:value-type="percentage" office:value="0.180746840562709" calcext:value-type="percentage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64" calcext:value-type="float">
            <text:p>3664</text:p>
          </table:table-cell>
          <table:table-cell table:formula="of:=SUM([.B25:.B$1400])/SUM([.B$2:.B$1400])" office:value-type="percentage" office:value="0.173202144564503" calcext:value-type="percentage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80" calcext:value-type="float">
            <text:p>3480</text:p>
          </table:table-cell>
          <table:table-cell table:formula="of:=SUM([.B26:.B$1400])/SUM([.B$2:.B$1400])" office:value-type="percentage" office:value="0.166178829997067" calcext:value-type="percentage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34" calcext:value-type="float">
            <text:p>3234</text:p>
          </table:table-cell>
          <table:table-cell table:formula="of:=SUM([.B27:.B$1400])/SUM([.B$2:.B$1400])" office:value-type="percentage" office:value="0.1595082146328" calcext:value-type="percentage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76" calcext:value-type="float">
            <text:p>3076</text:p>
          </table:table-cell>
          <table:table-cell table:formula="of:=SUM([.B28:.B$1400])/SUM([.B$2:.B$1400])" office:value-type="percentage" office:value="0.15330914276842" calcext:value-type="percentage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6" calcext:value-type="float">
            <text:p>2896</text:p>
          </table:table-cell>
          <table:table-cell table:formula="of:=SUM([.B29:.B$1400])/SUM([.B$2:.B$1400])" office:value-type="percentage" office:value="0.147412932176327" calcext:value-type="percentage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33" calcext:value-type="float">
            <text:p>2733</text:p>
          </table:table-cell>
          <table:table-cell table:formula="of:=SUM([.B30:.B$1400])/SUM([.B$2:.B$1400])" office:value-type="percentage" office:value="0.141861753413419" calcext:value-type="percentage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8" calcext:value-type="float">
            <text:p>2508</text:p>
          </table:table-cell>
          <table:table-cell table:formula="of:=SUM([.B31:.B$1400])/SUM([.B$2:.B$1400])" office:value-type="percentage" office:value="0.136623020140275" calcext:value-type="percentage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47" calcext:value-type="float">
            <text:p>2447</text:p>
          </table:table-cell>
          <table:table-cell table:formula="of:=SUM([.B32:.B$1400])/SUM([.B$2:.B$1400])" office:value-type="percentage" office:value="0.131815576653613" calcext:value-type="percentage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10" calcext:value-type="float">
            <text:p>2310</text:p>
          </table:table-cell>
          <table:table-cell table:formula="of:=SUM([.B33:.B$1400])/SUM([.B$2:.B$1400])" office:value-type="percentage" office:value="0.127125060620176" calcext:value-type="percentage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73" calcext:value-type="float">
            <text:p>2173</text:p>
          </table:table-cell>
          <table:table-cell table:formula="of:=SUM([.B34:.B$1400])/SUM([.B$2:.B$1400])" office:value-type="percentage" office:value="0.122697152145619" calcext:value-type="percentage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32" calcext:value-type="float">
            <text:p>2032</text:p>
          </table:table-cell>
          <table:table-cell table:formula="of:=SUM([.B35:.B$1400])/SUM([.B$2:.B$1400])" office:value-type="percentage" office:value="0.118531851229943" calcext:value-type="percentage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94" calcext:value-type="float">
            <text:p>1994</text:p>
          </table:table-cell>
          <table:table-cell table:formula="of:=SUM([.B36:.B$1400])/SUM([.B$2:.B$1400])" office:value-type="percentage" office:value="0.114636825247129" calcext:value-type="percentage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2" calcext:value-type="float">
            <text:p>1922</text:p>
          </table:table-cell>
          <table:table-cell table:formula="of:=SUM([.B37:.B$1400])/SUM([.B$2:.B$1400])" office:value-type="percentage" office:value="0.110814639317144" calcext:value-type="percentage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10" calcext:value-type="float">
            <text:p>1810</text:p>
          </table:table-cell>
          <table:table-cell table:formula="of:=SUM([.B38:.B$1400])/SUM([.B$2:.B$1400])" office:value-type="percentage" office:value="0.107130466118833" calcext:value-type="percentage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27" calcext:value-type="float">
            <text:p>1727</text:p>
          </table:table-cell>
          <table:table-cell table:formula="of:=SUM([.B39:.B$1400])/SUM([.B$2:.B$1400])" office:value-type="percentage" office:value="0.103660979392016" calcext:value-type="percentage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8" calcext:value-type="float">
            <text:p>1508</text:p>
          </table:table-cell>
          <table:table-cell table:formula="of:=SUM([.B40:.B$1400])/SUM([.B$2:.B$1400])" office:value-type="percentage" office:value="0.100350590675323" calcext:value-type="percentage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1" calcext:value-type="float">
            <text:p>1551</text:p>
          </table:table-cell>
          <table:table-cell table:formula="of:=SUM([.B41:.B$1400])/SUM([.B$2:.B$1400])" office:value-type="percentage" office:value="0.0974599906841406" calcext:value-type="percentage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7" calcext:value-type="float">
            <text:p>1497</text:p>
          </table:table-cell>
          <table:table-cell table:formula="of:=SUM([.B42:.B$1400])/SUM([.B$2:.B$1400])" office:value-type="percentage" office:value="0.0944869664226525" calcext:value-type="percentage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0" calcext:value-type="float">
            <text:p>1460</text:p>
          </table:table-cell>
          <table:table-cell table:formula="of:=SUM([.B43:.B$1400])/SUM([.B$2:.B$1400])" office:value-type="percentage" office:value="0.0916174517099202" calcext:value-type="percentage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5" calcext:value-type="float">
            <text:p>1385</text:p>
          </table:table-cell>
          <table:table-cell table:formula="of:=SUM([.B44:.B$1400])/SUM([.B$2:.B$1400])" office:value-type="percentage" office:value="0.0888188602065207" calcext:value-type="percentage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5" calcext:value-type="float">
            <text:p>1295</text:p>
          </table:table-cell>
          <table:table-cell table:formula="of:=SUM([.B45:.B$1400])/SUM([.B$2:.B$1400])" office:value-type="percentage" office:value="0.0861640319652821" calcext:value-type="percentage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60" calcext:value-type="float">
            <text:p>1260</text:p>
          </table:table-cell>
          <table:table-cell table:formula="of:=SUM([.B46:.B$1400])/SUM([.B$2:.B$1400])" office:value-type="percentage" office:value="0.0836817196386367" calcext:value-type="percentage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62" calcext:value-type="float">
            <text:p>1162</text:p>
          </table:table-cell>
          <table:table-cell table:formula="of:=SUM([.B47:.B$1400])/SUM([.B$2:.B$1400])" office:value-type="percentage" office:value="0.081266496834333" calcext:value-type="percentage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93" calcext:value-type="float">
            <text:p>1193</text:p>
          </table:table-cell>
          <table:table-cell table:formula="of:=SUM([.B48:.B$1400])/SUM([.B$2:.B$1400])" office:value-type="percentage" office:value="0.0790391246925862" calcext:value-type="percentage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5" calcext:value-type="float">
            <text:p>1085</text:p>
          </table:table-cell>
          <table:table-cell table:formula="of:=SUM([.B49:.B$1400])/SUM([.B$2:.B$1400])" office:value-type="percentage" office:value="0.0767523304024796" calcext:value-type="percentage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45" calcext:value-type="float">
            <text:p>1145</text:p>
          </table:table-cell>
          <table:table-cell table:formula="of:=SUM([.B50:.B$1400])/SUM([.B$2:.B$1400])" office:value-type="percentage" office:value="0.0746725552098848" calcext:value-type="percentage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8" calcext:value-type="float">
            <text:p>1048</text:p>
          </table:table-cell>
          <table:table-cell table:formula="of:=SUM([.B51:.B$1400])/SUM([.B$2:.B$1400])" office:value-type="percentage" office:value="0.0724777694075612" calcext:value-type="percentage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6" calcext:value-type="float">
            <text:p>1006</text:p>
          </table:table-cell>
          <table:table-cell table:formula="of:=SUM([.B52:.B$1400])/SUM([.B$2:.B$1400])" office:value-type="percentage" office:value="0.0704689174242991" calcext:value-type="percentage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4" calcext:value-type="float">
            <text:p>954</text:p>
          </table:table-cell>
          <table:table-cell table:formula="of:=SUM([.B53:.B$1400])/SUM([.B$2:.B$1400])" office:value-type="percentage" office:value="0.0685405728678471" calcext:value-type="percentage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39" calcext:value-type="float">
            <text:p>939</text:p>
          </table:table-cell>
          <table:table-cell table:formula="of:=SUM([.B54:.B$1400])/SUM([.B$2:.B$1400])" office:value-type="percentage" office:value="0.06671190417316" calcext:value-type="percentage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0" calcext:value-type="float">
            <text:p>840</text:p>
          </table:table-cell>
          <table:table-cell table:formula="of:=SUM([.B55:.B$1400])/SUM([.B$2:.B$1400])" office:value-type="percentage" office:value="0.0649119881309051" calcext:value-type="percentage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0" calcext:value-type="float">
            <text:p>860</text:p>
          </table:table-cell>
          <table:table-cell table:formula="of:=SUM([.B56:.B$1400])/SUM([.B$2:.B$1400])" office:value-type="percentage" office:value="0.0633018395947026" calcext:value-type="percentage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7" calcext:value-type="float">
            <text:p>807</text:p>
          </table:table-cell>
          <table:table-cell table:formula="of:=SUM([.B57:.B$1400])/SUM([.B$2:.B$1400])" office:value-type="percentage" office:value="0.0616533541885906" calcext:value-type="percentage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4" calcext:value-type="float">
            <text:p>774</text:p>
          </table:table-cell>
          <table:table-cell table:formula="of:=SUM([.B58:.B$1400])/SUM([.B$2:.B$1400])" office:value-type="percentage" office:value="0.0601064614877389" calcext:value-type="percentage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8" calcext:value-type="float">
            <text:p>768</text:p>
          </table:table-cell>
          <table:table-cell table:formula="of:=SUM([.B59:.B$1400])/SUM([.B$2:.B$1400])" office:value-type="percentage" office:value="0.0586228246222381" calcext:value-type="percentage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1" calcext:value-type="float">
            <text:p>761</text:p>
          </table:table-cell>
          <table:table-cell table:formula="of:=SUM([.B60:.B$1400])/SUM([.B$2:.B$1400])" office:value-type="percentage" office:value="0.0571506888177101" calcext:value-type="percentage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3" calcext:value-type="float">
            <text:p>743</text:p>
          </table:table-cell>
          <table:table-cell table:formula="of:=SUM([.B61:.B$1400])/SUM([.B$2:.B$1400])" office:value-type="percentage" office:value="0.0556919709176505" calcext:value-type="percentage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9" calcext:value-type="float">
            <text:p>709</text:p>
          </table:table-cell>
          <table:table-cell table:formula="of:=SUM([.B62:.B$1400])/SUM([.B$2:.B$1400])" office:value-type="percentage" office:value="0.0542677562005095" calcext:value-type="percentage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 table:formula="of:=SUM([.B63:.B$1400])/SUM([.B$2:.B$1400])" office:value-type="percentage" office:value="0.0529087141622148" calcext:value-type="percentage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table:formula="of:=SUM([.B64:.B$1400])/SUM([.B$2:.B$1400])" office:value-type="percentage" office:value="0.0515841753068387" calcext:value-type="percentage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5" calcext:value-type="float">
            <text:p>615</text:p>
          </table:table-cell>
          <table:table-cell table:formula="of:=SUM([.B65:.B$1400])/SUM([.B$2:.B$1400])" office:value-type="percentage" office:value="0.0503305596607954" calcext:value-type="percentage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2" calcext:value-type="float">
            <text:p>602</text:p>
          </table:table-cell>
          <table:table-cell table:formula="of:=SUM([.B66:.B$1400])/SUM([.B$2:.B$1400])" office:value-type="percentage" office:value="0.0491517009110757" calcext:value-type="percentage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3" calcext:value-type="float">
            <text:p>643</text:p>
          </table:table-cell>
          <table:table-cell table:formula="of:=SUM([.B67:.B$1400])/SUM([.B$2:.B$1400])" office:value-type="percentage" office:value="0.0479977611267973" calcext:value-type="percentage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9" calcext:value-type="float">
            <text:p>589</text:p>
          </table:table-cell>
          <table:table-cell table:formula="of:=SUM([.B68:.B$1400])/SUM([.B$2:.B$1400])" office:value-type="percentage" office:value="0.0467652307592042" calcext:value-type="percentage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table:formula="of:=SUM([.B69:.B$1400])/SUM([.B$2:.B$1400])" office:value-type="percentage" office:value="0.045636209940367" calcext:value-type="percentage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4" calcext:value-type="float">
            <text:p>574</text:p>
          </table:table-cell>
          <table:table-cell table:formula="of:=SUM([.B70:.B$1400])/SUM([.B$2:.B$1400])" office:value-type="percentage" office:value="0.0446106986702857" calcext:value-type="percentage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table:formula="of:=SUM([.B71:.B$1400])/SUM([.B$2:.B$1400])" office:value-type="percentage" office:value="0.0435104305038807" calcext:value-type="percentage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9" calcext:value-type="float">
            <text:p>489</text:p>
          </table:table-cell>
          <table:table-cell table:formula="of:=SUM([.B72:.B$1400])/SUM([.B$2:.B$1400])" office:value-type="percentage" office:value="0.0425270897906999" calcext:value-type="percentage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formula="of:=SUM([.B73:.B$1400])/SUM([.B$2:.B$1400])" office:value-type="percentage" office:value="0.0415897533214106" calcext:value-type="percentage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" calcext:value-type="float">
            <text:p>468</text:p>
          </table:table-cell>
          <table:table-cell table:formula="of:=SUM([.B74:.B$1400])/SUM([.B$2:.B$1400])" office:value-type="percentage" office:value="0.040631331573671" calcext:value-type="percentage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6" calcext:value-type="float">
            <text:p>456</text:p>
          </table:table-cell>
          <table:table-cell table:formula="of:=SUM([.B75:.B$1400])/SUM([.B$2:.B$1400])" office:value-type="percentage" office:value="0.0397342488177868" calcext:value-type="percentage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6" calcext:value-type="float">
            <text:p>416</text:p>
          </table:table-cell>
          <table:table-cell table:formula="of:=SUM([.B76:.B$1400])/SUM([.B$2:.B$1400])" office:value-type="percentage" office:value="0.0388601681838483" calcext:value-type="percentage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6" calcext:value-type="float">
            <text:p>396</text:p>
          </table:table-cell>
          <table:table-cell table:formula="of:=SUM([.B77:.B$1400])/SUM([.B$2:.B$1400])" office:value-type="percentage" office:value="0.038062761289729" calcext:value-type="percentage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3" calcext:value-type="float">
            <text:p>463</text:p>
          </table:table-cell>
          <table:table-cell table:formula="of:=SUM([.B78:.B$1400])/SUM([.B$2:.B$1400])" office:value-type="percentage" office:value="0.0373036912655192" calcext:value-type="percentage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7" calcext:value-type="float">
            <text:p>447</text:p>
          </table:table-cell>
          <table:table-cell table:formula="of:=SUM([.B79:.B$1400])/SUM([.B$2:.B$1400])" office:value-type="percentage" office:value="0.0364161927271124" calcext:value-type="percentage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8" calcext:value-type="float">
            <text:p>408</text:p>
          </table:table-cell>
          <table:table-cell table:formula="of:=SUM([.B80:.B$1400])/SUM([.B$2:.B$1400])" office:value-type="percentage" office:value="0.0355593636846332" calcext:value-type="percentage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7" calcext:value-type="float">
            <text:p>397</text:p>
          </table:table-cell>
          <table:table-cell table:formula="of:=SUM([.B81:.B$1400])/SUM([.B$2:.B$1400])" office:value-type="percentage" office:value="0.0347772915384778" calcext:value-type="percentage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9" calcext:value-type="float">
            <text:p>379</text:p>
          </table:table-cell>
          <table:table-cell table:formula="of:=SUM([.B82:.B$1400])/SUM([.B$2:.B$1400])" office:value-type="percentage" office:value="0.0340163046707725" calcext:value-type="percentage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3" calcext:value-type="float">
            <text:p>393</text:p>
          </table:table-cell>
          <table:table-cell table:formula="of:=SUM([.B83:.B$1400])/SUM([.B$2:.B$1400])" office:value-type="percentage" office:value="0.033289820985986" calcext:value-type="percentage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2" calcext:value-type="float">
            <text:p>352</text:p>
          </table:table-cell>
          <table:table-cell table:formula="of:=SUM([.B84:.B$1400])/SUM([.B$2:.B$1400])" office:value-type="percentage" office:value="0.0325365014922627" calcext:value-type="percentage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9" calcext:value-type="float">
            <text:p>399</text:p>
          </table:table-cell>
          <table:table-cell table:formula="of:=SUM([.B85:.B$1400])/SUM([.B$2:.B$1400])" office:value-type="percentage" office:value="0.031861772581854" calcext:value-type="percentage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table:formula="of:=SUM([.B86:.B$1400])/SUM([.B$2:.B$1400])" office:value-type="percentage" office:value="0.0310969520271578" calcext:value-type="percentage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7" calcext:value-type="float">
            <text:p>327</text:p>
          </table:table-cell>
          <table:table-cell table:formula="of:=SUM([.B87:.B$1400])/SUM([.B$2:.B$1400])" office:value-type="percentage" office:value="0.0304164725862627" calcext:value-type="percentage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table:formula="of:=SUM([.B88:.B$1400])/SUM([.B$2:.B$1400])" office:value-type="percentage" office:value="0.0297896647632411" calcext:value-type="percentage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4" calcext:value-type="float">
            <text:p>284</text:p>
          </table:table-cell>
          <table:table-cell table:formula="of:=SUM([.B89:.B$1400])/SUM([.B$2:.B$1400])" office:value-type="percentage" office:value="0.0292088611841109" calcext:value-type="percentage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3" calcext:value-type="float">
            <text:p>283</text:p>
          </table:table-cell>
          <table:table-cell table:formula="of:=SUM([.B90:.B$1400])/SUM([.B$2:.B$1400])" office:value-type="percentage" office:value="0.0286644776313948" calcext:value-type="percentage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7" calcext:value-type="float">
            <text:p>297</text:p>
          </table:table-cell>
          <table:table-cell table:formula="of:=SUM([.B91:.B$1400])/SUM([.B$2:.B$1400])" office:value-type="percentage" office:value="0.0281220109221742" calcext:value-type="percentage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9" calcext:value-type="float">
            <text:p>309</text:p>
          </table:table-cell>
          <table:table-cell table:formula="of:=SUM([.B92:.B$1400])/SUM([.B$2:.B$1400])" office:value-type="percentage" office:value="0.0275527084040169" calcext:value-type="percentage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1" calcext:value-type="float">
            <text:p>301</text:p>
          </table:table-cell>
          <table:table-cell table:formula="of:=SUM([.B93:.B$1400])/SUM([.B$2:.B$1400])" office:value-type="percentage" office:value="0.0269604037639139" calcext:value-type="percentage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3" calcext:value-type="float">
            <text:p>253</text:p>
          </table:table-cell>
          <table:table-cell table:formula="of:=SUM([.B94:.B$1400])/SUM([.B$2:.B$1400])" office:value-type="percentage" office:value="0.0263834338717747" calcext:value-type="percentage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8" calcext:value-type="float">
            <text:p>268</text:p>
          </table:table-cell>
          <table:table-cell table:formula="of:=SUM([.B95:.B$1400])/SUM([.B$2:.B$1400])" office:value-type="percentage" office:value="0.0258984724674185" calcext:value-type="percentage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table:formula="of:=SUM([.B96:.B$1400])/SUM([.B$2:.B$1400])" office:value-type="percentage" office:value="0.02538475841063" calcext:value-type="percentage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table:formula="of:=SUM([.B97:.B$1400])/SUM([.B$2:.B$1400])" office:value-type="percentage" office:value="0.0248997970062738" calcext:value-type="percentage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7" calcext:value-type="float">
            <text:p>237</text:p>
          </table:table-cell>
          <table:table-cell table:formula="of:=SUM([.B98:.B$1400])/SUM([.B$2:.B$1400])" office:value-type="percentage" office:value="0.024420586132404" calcext:value-type="percentage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2" calcext:value-type="float">
            <text:p>252</text:p>
          </table:table-cell>
          <table:table-cell table:formula="of:=SUM([.B99:.B$1400])/SUM([.B$2:.B$1400])" office:value-type="percentage" office:value="0.0239662942239755" calcext:value-type="percentage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6" calcext:value-type="float">
            <text:p>226</text:p>
          </table:table-cell>
          <table:table-cell table:formula="of:=SUM([.B100:.B$1400])/SUM([.B$2:.B$1400])" office:value-type="percentage" office:value="0.0234832496631148" calcext:value-type="percentage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7" calcext:value-type="float">
            <text:p>217</text:p>
          </table:table-cell>
          <table:table-cell table:formula="of:=SUM([.B101:.B$1400])/SUM([.B$2:.B$1400])" office:value-type="percentage" office:value="0.0230500430331365" calcext:value-type="percentage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8" calcext:value-type="float">
            <text:p>228</text:p>
          </table:table-cell>
          <table:table-cell table:formula="of:=SUM([.B102:.B$1400])/SUM([.B$2:.B$1400])" office:value-type="percentage" office:value="0.0226340879946175" calcext:value-type="percentage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table:formula="of:=SUM([.B103:.B$1400])/SUM([.B$2:.B$1400])" office:value-type="percentage" office:value="0.0221970476776483" calcext:value-type="percentage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4" calcext:value-type="float">
            <text:p>214</text:p>
          </table:table-cell>
          <table:table-cell table:formula="of:=SUM([.B104:.B$1400])/SUM([.B$2:.B$1400])" office:value-type="percentage" office:value="0.0217945105435976" calcext:value-type="percentage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2" calcext:value-type="float">
            <text:p>202</text:p>
          </table:table-cell>
          <table:table-cell table:formula="of:=SUM([.B105:.B$1400])/SUM([.B$2:.B$1400])" office:value-type="percentage" office:value="0.0213843060355651" calcext:value-type="percentage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1" calcext:value-type="float">
            <text:p>191</text:p>
          </table:table-cell>
          <table:table-cell table:formula="of:=SUM([.B106:.B$1400])/SUM([.B$2:.B$1400])" office:value-type="percentage" office:value="0.0209971036494783" calcext:value-type="percentage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4" calcext:value-type="float">
            <text:p>214</text:p>
          </table:table-cell>
          <table:table-cell table:formula="of:=SUM([.B107:.B$1400])/SUM([.B$2:.B$1400])" office:value-type="percentage" office:value="0.0206309865418418" calcext:value-type="percentage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4" calcext:value-type="float">
            <text:p>194</text:p>
          </table:table-cell>
          <table:table-cell table:formula="of:=SUM([.B108:.B$1400])/SUM([.B$2:.B$1400])" office:value-type="percentage" office:value="0.0202207820338093" calcext:value-type="percentage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8" calcext:value-type="float">
            <text:p>208</text:p>
          </table:table-cell>
          <table:table-cell table:formula="of:=SUM([.B109:.B$1400])/SUM([.B$2:.B$1400])" office:value-type="percentage" office:value="0.0198489143956863" calcext:value-type="percentage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2" calcext:value-type="float">
            <text:p>212</text:p>
          </table:table-cell>
          <table:table-cell table:formula="of:=SUM([.B110:.B$1400])/SUM([.B$2:.B$1400])" office:value-type="percentage" office:value="0.0194502109486267" calcext:value-type="percentage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table:formula="of:=SUM([.B111:.B$1400])/SUM([.B$2:.B$1400])" office:value-type="percentage" office:value="0.0190438401275851" calcext:value-type="percentage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table:formula="of:=SUM([.B112:.B$1400])/SUM([.B$2:.B$1400])" office:value-type="percentage" office:value="0.0187237272638401" calcext:value-type="percentage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table:formula="of:=SUM([.B113:.B$1400])/SUM([.B$2:.B$1400])" office:value-type="percentage" office:value="0.0183729449041674" calcext:value-type="percentage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table:formula="of:=SUM([.B114:.B$1400])/SUM([.B$2:.B$1400])" office:value-type="percentage" office:value="0.0180125783270173" calcext:value-type="percentage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table:formula="of:=SUM([.B115:.B$1400])/SUM([.B$2:.B$1400])" office:value-type="percentage" office:value="0.0177078002112362" calcext:value-type="percentage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7" calcext:value-type="float">
            <text:p>167</text:p>
          </table:table-cell>
          <table:table-cell table:formula="of:=SUM([.B116:.B$1400])/SUM([.B$2:.B$1400])" office:value-type="percentage" office:value="0.0173742694430228" calcext:value-type="percentage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table:formula="of:=SUM([.B117:.B$1400])/SUM([.B$2:.B$1400])" office:value-type="percentage" office:value="0.0170541565792778" calcext:value-type="percentage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table:formula="of:=SUM([.B118:.B$1400])/SUM([.B$2:.B$1400])" office:value-type="percentage" office:value="0.0167052910631006" calcext:value-type="percentage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table:formula="of:=SUM([.B119:.B$1400])/SUM([.B$2:.B$1400])" office:value-type="percentage" office:value="0.0164005129473194" calcext:value-type="percentage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formula="of:=SUM([.B120:.B$1400])/SUM([.B$2:.B$1400])" office:value-type="percentage" office:value="0.0161379053884388" calcext:value-type="percentage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table:formula="of:=SUM([.B121:.B$1400])/SUM([.B$2:.B$1400])" office:value-type="percentage" office:value="0.0159136346994677" calcext:value-type="percentage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formula="of:=SUM([.B122:.B$1400])/SUM([.B$2:.B$1400])" office:value-type="percentage" office:value="0.0156414429231097" calcext:value-type="percentage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formula="of:=SUM([.B123:.B$1400])/SUM([.B$2:.B$1400])" office:value-type="percentage" office:value="0.0153980037991838" calcext:value-type="percentage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formula="of:=SUM([.B124:.B$1400])/SUM([.B$2:.B$1400])" office:value-type="percentage" office:value="0.0151334793968077" calcext:value-type="percentage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table:formula="of:=SUM([.B125:.B$1400])/SUM([.B$2:.B$1400])" office:value-type="percentage" office:value="0.014878539211909" calcext:value-type="percentage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table:formula="of:=SUM([.B126:.B$1400])/SUM([.B$2:.B$1400])" office:value-type="percentage" office:value="0.0146044305920554" calcext:value-type="percentage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formula="of:=SUM([.B127:.B$1400])/SUM([.B$2:.B$1400])" office:value-type="percentage" office:value="0.0144012451815347" calcext:value-type="percentage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table:formula="of:=SUM([.B128:.B$1400])/SUM([.B$2:.B$1400])" office:value-type="percentage" office:value="0.0141693071185817" calcext:value-type="percentage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table:formula="of:=SUM([.B129:.B$1400])/SUM([.B$2:.B$1400])" office:value-type="percentage" office:value="0.0139565374905835" calcext:value-type="percentage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formula="of:=SUM([.B130:.B$1400])/SUM([.B$2:.B$1400])" office:value-type="percentage" office:value="0.0137188488971441" calcext:value-type="percentage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table:formula="of:=SUM([.B131:.B$1400])/SUM([.B$2:.B$1400])" office:value-type="percentage" office:value="0.0134658255557409" calcext:value-type="percentage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formula="of:=SUM([.B132:.B$1400])/SUM([.B$2:.B$1400])" office:value-type="percentage" office:value="0.0132434717102653" calcext:value-type="percentage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table:formula="of:=SUM([.B133:.B$1400])/SUM([.B$2:.B$1400])" office:value-type="percentage" office:value="0.0130038662733304" calcext:value-type="percentage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table:formula="of:=SUM([.B134:.B$1400])/SUM([.B$2:.B$1400])" office:value-type="percentage" office:value="0.0128006808628096" calcext:value-type="percentage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table:formula="of:=SUM([.B135:.B$1400])/SUM([.B$2:.B$1400])" office:value-type="percentage" office:value="0.0125879112348114" calcext:value-type="percentage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table:formula="of:=SUM([.B136:.B$1400])/SUM([.B$2:.B$1400])" office:value-type="percentage" office:value="0.0123828089807951" calcext:value-type="percentage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table:formula="of:=SUM([.B137:.B$1400])/SUM([.B$2:.B$1400])" office:value-type="percentage" office:value="0.0121872909442563" calcext:value-type="percentage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table:formula="of:=SUM([.B138:.B$1400])/SUM([.B$2:.B$1400])" office:value-type="percentage" office:value="0.0120109413426722" calcext:value-type="percentage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table:formula="of:=SUM([.B139:.B$1400])/SUM([.B$2:.B$1400])" office:value-type="percentage" office:value="0.0118154233061333" calcext:value-type="percentage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table:formula="of:=SUM([.B140:.B$1400])/SUM([.B$2:.B$1400])" office:value-type="percentage" office:value="0.0116256558000809" calcext:value-type="percentage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formula="of:=SUM([.B141:.B$1400])/SUM([.B$2:.B$1400])" office:value-type="percentage" office:value="0.0114263040765511" calcext:value-type="percentage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table:formula="of:=SUM([.B142:.B$1400])/SUM([.B$2:.B$1400])" office:value-type="percentage" office:value="0.011246120787976" calcext:value-type="percentage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table:formula="of:=SUM([.B143:.B$1400])/SUM([.B$2:.B$1400])" office:value-type="percentage" office:value="0.0110678543428965" calcext:value-type="percentage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table:formula="of:=SUM([.B144:.B$1400])/SUM([.B$2:.B$1400])" office:value-type="percentage" office:value="0.0108953384283033" calcext:value-type="percentage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table:formula="of:=SUM([.B145:.B$1400])/SUM([.B$2:.B$1400])" office:value-type="percentage" office:value="0.0107534920096379" calcext:value-type="percentage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table:formula="of:=SUM([.B146:.B$1400])/SUM([.B$2:.B$1400])" office:value-type="percentage" office:value="0.0105924771560176" calcext:value-type="percentage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table:formula="of:=SUM([.B147:.B$1400])/SUM([.B$2:.B$1400])" office:value-type="percentage" office:value="0.0104467970503612" calcext:value-type="percentage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formula="of:=SUM([.B148:.B$1400])/SUM([.B$2:.B$1400])" office:value-type="percentage" office:value="0.0103087843186867" calcext:value-type="percentage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table:formula="of:=SUM([.B149:.B$1400])/SUM([.B$2:.B$1400])" office:value-type="percentage" office:value="0.0101592705260394" calcext:value-type="percentage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table:formula="of:=SUM([.B150:.B$1400])/SUM([.B$2:.B$1400])" office:value-type="percentage" office:value="0.0100289251683468" calcext:value-type="percentage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table:formula="of:=SUM([.B151:.B$1400])/SUM([.B$2:.B$1400])" office:value-type="percentage" office:value="0.00985832609724914" calcext:value-type="percentage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 table:formula="of:=SUM([.B152:.B$1400])/SUM([.B$2:.B$1400])" office:value-type="percentage" office:value="0.00969539440013341" calcext:value-type="percentage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table:formula="of:=SUM([.B153:.B$1400])/SUM([.B$2:.B$1400])" office:value-type="percentage" office:value="0.00955738166845891" calcext:value-type="percentage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table:formula="of:=SUM([.B154:.B$1400])/SUM([.B$2:.B$1400])" office:value-type="percentage" office:value="0.00939828365833415" calcext:value-type="percentage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table:formula="of:=SUM([.B155:.B$1400])/SUM([.B$2:.B$1400])" office:value-type="percentage" office:value="0.00923918564820938" calcext:value-type="percentage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table:formula="of:=SUM([.B156:.B$1400])/SUM([.B$2:.B$1400])" office:value-type="percentage" office:value="0.00907817079458913" calcext:value-type="percentage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table:formula="of:=SUM([.B157:.B$1400])/SUM([.B$2:.B$1400])" office:value-type="percentage" office:value="0.00896316018486039" calcext:value-type="percentage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1" calcext:value-type="float">
            <text:p>61</text:p>
          </table:table-cell>
          <table:table-cell table:formula="of:=SUM([.B158:.B$1400])/SUM([.B$2:.B$1400])" office:value-type="percentage" office:value="0.00882323060969041" calcext:value-type="percentage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table:formula="of:=SUM([.B159:.B$1400])/SUM([.B$2:.B$1400])" office:value-type="percentage" office:value="0.00870630315646618" calcext:value-type="percentage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table:formula="of:=SUM([.B160:.B$1400])/SUM([.B$2:.B$1400])" office:value-type="percentage" office:value="0.00859320939023292" calcext:value-type="percentage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SUM([.B161:.B$1400])/SUM([.B$2:.B$1400])" office:value-type="percentage" office:value="0.00845519665855842" calcext:value-type="percentage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formula="of:=SUM([.B162:.B$1400])/SUM([.B$2:.B$1400])" office:value-type="percentage" office:value="0.00832101761387488" calcext:value-type="percentage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table:formula="of:=SUM([.B163:.B$1400])/SUM([.B$2:.B$1400])" office:value-type="percentage" office:value="0.00821942490861449" calcext:value-type="percentage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table:formula="of:=SUM([.B164:.B$1400])/SUM([.B$2:.B$1400])" office:value-type="percentage" office:value="0.0081082479858767" calcext:value-type="percentage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  <table:table-cell table:formula="of:=SUM([.B165:.B$1400])/SUM([.B$2:.B$1400])" office:value-type="percentage" office:value="0.00800090475012987" calcext:value-type="percentage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table:formula="of:=SUM([.B166:.B$1400])/SUM([.B$2:.B$1400])" office:value-type="percentage" office:value="0.00789547835787851" calcext:value-type="percentage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table:formula="of:=SUM([.B167:.B$1400])/SUM([.B$2:.B$1400])" office:value-type="percentage" office:value="0.00775554878270854" calcext:value-type="percentage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table:formula="of:=SUM([.B168:.B$1400])/SUM([.B$2:.B$1400])" office:value-type="percentage" office:value="0.00763478764249335" calcext:value-type="percentage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table:formula="of:=SUM([.B169:.B$1400])/SUM([.B$2:.B$1400])" office:value-type="percentage" office:value="0.00754661284170131" calcext:value-type="percentage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6" calcext:value-type="float">
            <text:p>66</text:p>
          </table:table-cell>
          <table:table-cell table:formula="of:=SUM([.B170:.B$1400])/SUM([.B$2:.B$1400])" office:value-type="percentage" office:value="0.00743926960595448" calcext:value-type="percentage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formula="of:=SUM([.B171:.B$1400])/SUM([.B$2:.B$1400])" office:value-type="percentage" office:value="0.00731275793525286" calcext:value-type="percentage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table:formula="of:=SUM([.B172:.B$1400])/SUM([.B$2:.B$1400])" office:value-type="percentage" office:value="0.0072169157604789" calcext:value-type="percentage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formula="of:=SUM([.B173:.B$1400])/SUM([.B$2:.B$1400])" office:value-type="percentage" office:value="0.00713065780318234" calcext:value-type="percentage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table:formula="of:=SUM([.B174:.B$1400])/SUM([.B$2:.B$1400])" office:value-type="percentage" office:value="0.00699839560199428" calcext:value-type="percentage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table:formula="of:=SUM([.B175:.B$1400])/SUM([.B$2:.B$1400])" office:value-type="percentage" office:value="0.00689680289673389" calcext:value-type="percentage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" calcext:value-type="float">
            <text:p>49</text:p>
          </table:table-cell>
          <table:table-cell table:formula="of:=SUM([.B176:.B$1400])/SUM([.B$2:.B$1400])" office:value-type="percentage" office:value="0.00680479440895089" calcext:value-type="percentage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1" calcext:value-type="float">
            <text:p>41</text:p>
          </table:table-cell>
          <table:table-cell table:formula="of:=SUM([.B177:.B$1400])/SUM([.B$2:.B$1400])" office:value-type="percentage" office:value="0.00671086907767242" calcext:value-type="percentage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table:formula="of:=SUM([.B178:.B$1400])/SUM([.B$2:.B$1400])" office:value-type="percentage" office:value="0.00663227849435777" calcext:value-type="percentage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table:formula="of:=SUM([.B179:.B$1400])/SUM([.B$2:.B$1400])" office:value-type="percentage" office:value="0.0065191847281245" calcext:value-type="percentage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" calcext:value-type="float">
            <text:p>48</text:p>
          </table:table-cell>
          <table:table-cell table:formula="of:=SUM([.B180:.B$1400])/SUM([.B$2:.B$1400])" office:value-type="percentage" office:value="0.0064367604578189" calcext:value-type="percentage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  <table:table-cell table:formula="of:=SUM([.B181:.B$1400])/SUM([.B$2:.B$1400])" office:value-type="percentage" office:value="0.0063447519700359" calcext:value-type="percentage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table:formula="of:=SUM([.B182:.B$1400])/SUM([.B$2:.B$1400])" office:value-type="percentage" office:value="0.00623357504729811" calcext:value-type="percentage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table:formula="of:=SUM([.B183:.B$1400])/SUM([.B$2:.B$1400])" office:value-type="percentage" office:value="0.00613006549854224" calcext:value-type="percentage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table:formula="of:=SUM([.B184:.B$1400])/SUM([.B$2:.B$1400])" office:value-type="percentage" office:value="0.0060418906977502" calcext:value-type="percentage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" calcext:value-type="float">
            <text:p>42</text:p>
          </table:table-cell>
          <table:table-cell table:formula="of:=SUM([.B185:.B$1400])/SUM([.B$2:.B$1400])" office:value-type="percentage" office:value="0.00595179905346268" calcext:value-type="percentage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" calcext:value-type="float">
            <text:p>27</text:p>
          </table:table-cell>
          <table:table-cell table:formula="of:=SUM([.B186:.B$1400])/SUM([.B$2:.B$1400])" office:value-type="percentage" office:value="0.00587129162665256" calcext:value-type="percentage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table:formula="of:=SUM([.B187:.B$1400])/SUM([.B$2:.B$1400])" office:value-type="percentage" office:value="0.00581953685227462" calcext:value-type="percentage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table:formula="of:=SUM([.B188:.B$1400])/SUM([.B$2:.B$1400])" office:value-type="percentage" office:value="0.00575819786041929" calcext:value-type="percentage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table:formula="of:=SUM([.B189:.B$1400])/SUM([.B$2:.B$1400])" office:value-type="percentage" office:value="0.00569110833807752" calcext:value-type="percentage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B190:.B$1400])/SUM([.B$2:.B$1400])" office:value-type="percentage" office:value="0.00561635144175384" calcext:value-type="percentage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B191:.B$1400])/SUM([.B$2:.B$1400])" office:value-type="percentage" office:value="0.00555692929339398" calcext:value-type="percentage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5" calcext:value-type="float">
            <text:p>45</text:p>
          </table:table-cell>
          <table:table-cell table:formula="of:=SUM([.B192:.B$1400])/SUM([.B$2:.B$1400])" office:value-type="percentage" office:value="0.00546300396211551" calcext:value-type="percentage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table:formula="of:=SUM([.B193:.B$1400])/SUM([.B$2:.B$1400])" office:value-type="percentage" office:value="0.00537674600481894" calcext:value-type="percentage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table:formula="of:=SUM([.B194:.B$1400])/SUM([.B$2:.B$1400])" office:value-type="percentage" office:value="0.00531540701296361" calcext:value-type="percentage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table:formula="of:=SUM([.B195:.B$1400])/SUM([.B$2:.B$1400])" office:value-type="percentage" office:value="0.00525023433411732" calcext:value-type="percentage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table:formula="of:=SUM([.B196:.B$1400])/SUM([.B$2:.B$1400])" office:value-type="percentage" office:value="0.00519081218575747" calcext:value-type="percentage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table:formula="of:=SUM([.B197:.B$1400])/SUM([.B$2:.B$1400])" office:value-type="percentage" office:value="0.0051237226634157" calcext:value-type="percentage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table:formula="of:=SUM([.B198:.B$1400])/SUM([.B$2:.B$1400])" office:value-type="percentage" office:value="0.0050317141756327" calcext:value-type="percentage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99:.B$1400])/SUM([.B$2:.B$1400])" office:value-type="percentage" office:value="0.00497037518377737" calcext:value-type="percentage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table:formula="of:=SUM([.B200:.B$1400])/SUM([.B$2:.B$1400])" office:value-type="percentage" office:value="0.00490903619192204" calcext:value-type="percentage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formula="of:=SUM([.B201:.B$1400])/SUM([.B$2:.B$1400])" office:value-type="percentage" office:value="0.00484194666958027" calcext:value-type="percentage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" calcext:value-type="float">
            <text:p>31</text:p>
          </table:table-cell>
          <table:table-cell table:formula="of:=SUM([.B202:.B$1400])/SUM([.B$2:.B$1400])" office:value-type="percentage" office:value="0.00476910661675206" calcext:value-type="percentage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table:formula="of:=SUM([.B203:.B$1400])/SUM([.B$2:.B$1400])" office:value-type="percentage" office:value="0.00470968446839221" calcext:value-type="percentage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" calcext:value-type="float">
            <text:p>33</text:p>
          </table:table-cell>
          <table:table-cell table:formula="of:=SUM([.B204:.B$1400])/SUM([.B$2:.B$1400])" office:value-type="percentage" office:value="0.00464067810255496" calcext:value-type="percentage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table:formula="of:=SUM([.B205:.B$1400])/SUM([.B$2:.B$1400])" office:value-type="percentage" office:value="0.00457742226720415" calcext:value-type="percentage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SUM([.B206:.B$1400])/SUM([.B$2:.B$1400])" office:value-type="percentage" office:value="0.00451991696233978" calcext:value-type="percentage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table:formula="of:=SUM([.B207:.B$1400])/SUM([.B$2:.B$1400])" office:value-type="percentage" office:value="0.0044719958749528" calcext:value-type="percentage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table:formula="of:=SUM([.B208:.B$1400])/SUM([.B$2:.B$1400])" office:value-type="percentage" office:value="0.00441065688309747" calcext:value-type="percentage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" calcext:value-type="float">
            <text:p>33</text:p>
          </table:table-cell>
          <table:table-cell table:formula="of:=SUM([.B209:.B$1400])/SUM([.B$2:.B$1400])" office:value-type="percentage" office:value="0.00436656948270145" calcext:value-type="percentage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9" calcext:value-type="float">
            <text:p>39</text:p>
          </table:table-cell>
          <table:table-cell table:formula="of:=SUM([.B210:.B$1400])/SUM([.B$2:.B$1400])" office:value-type="percentage" office:value="0.00430331364735063" calcext:value-type="percentage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SUM([.B211:.B$1400])/SUM([.B$2:.B$1400])" office:value-type="percentage" office:value="0.00422855675102695" calcext:value-type="percentage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  <table:table-cell table:formula="of:=SUM([.B212:.B$1400])/SUM([.B$2:.B$1400])" office:value-type="percentage" office:value="0.00418638619412641" calcext:value-type="percentage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SUM([.B213:.B$1400])/SUM([.B$2:.B$1400])" office:value-type="percentage" office:value="0.00413463141974847" calcext:value-type="percentage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SUM([.B214:.B$1400])/SUM([.B$2:.B$1400])" office:value-type="percentage" office:value="0.00408671033236149" calcext:value-type="percentage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table:formula="of:=SUM([.B215:.B$1400])/SUM([.B$2:.B$1400])" office:value-type="percentage" office:value="0.00404645661895643" calcext:value-type="percentage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table:formula="of:=SUM([.B216:.B$1400])/SUM([.B$2:.B$1400])" office:value-type="percentage" office:value="0.00399278500108302" calcext:value-type="percentage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  <table:table-cell table:formula="of:=SUM([.B217:.B$1400])/SUM([.B$2:.B$1400])" office:value-type="percentage" office:value="0.00394678075719152" calcext:value-type="percentage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table:formula="of:=SUM([.B218:.B$1400])/SUM([.B$2:.B$1400])" office:value-type="percentage" office:value="0.00388160807834523" calcext:value-type="percentage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SUM([.B219:.B$1400])/SUM([.B$2:.B$1400])" office:value-type="percentage" office:value="0.00382793646047181" calcext:value-type="percentage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table:formula="of:=SUM([.B220:.B$1400])/SUM([.B$2:.B$1400])" office:value-type="percentage" office:value="0.00378001537308483" calcext:value-type="percentage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SUM([.B221:.B$1400])/SUM([.B$2:.B$1400])" office:value-type="percentage" office:value="0.00373401112919333" calcext:value-type="percentage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 table:formula="of:=SUM([.B222:.B$1400])/SUM([.B$2:.B$1400])" office:value-type="percentage" office:value="0.00368033951131992" calcext:value-type="percentage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table:formula="of:=SUM([.B223:.B$1400])/SUM([.B$2:.B$1400])" office:value-type="percentage" office:value="0.00364200264141034" calcext:value-type="percentage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table:formula="of:=SUM([.B224:.B$1400])/SUM([.B$2:.B$1400])" office:value-type="percentage" office:value="0.00360749945849171" calcext:value-type="percentage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formula="of:=SUM([.B225:.B$1400])/SUM([.B$2:.B$1400])" office:value-type="percentage" office:value="0.00356341205809569" calcext:value-type="percentage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" calcext:value-type="float">
            <text:p>33</text:p>
          </table:table-cell>
          <table:table-cell table:formula="of:=SUM([.B226:.B$1400])/SUM([.B$2:.B$1400])" office:value-type="percentage" office:value="0.00353274256216803" calcext:value-type="percentage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table:formula="of:=SUM([.B227:.B$1400])/SUM([.B$2:.B$1400])" office:value-type="percentage" office:value="0.00346948672681722" calcext:value-type="percentage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table:formula="of:=SUM([.B228:.B$1400])/SUM([.B$2:.B$1400])" office:value-type="percentage" office:value="0.00342731616991667" calcext:value-type="percentage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formula="of:=SUM([.B229:.B$1400])/SUM([.B$2:.B$1400])" office:value-type="percentage" office:value="0.00337556139553874" calcext:value-type="percentage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" calcext:value-type="float">
            <text:p>19</text:p>
          </table:table-cell>
          <table:table-cell table:formula="of:=SUM([.B230:.B$1400])/SUM([.B$2:.B$1400])" office:value-type="percentage" office:value="0.00334489189961107" calcext:value-type="percentage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formula="of:=SUM([.B231:.B$1400])/SUM([.B$2:.B$1400])" office:value-type="percentage" office:value="0.00330847187319697" calcext:value-type="percentage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table:formula="of:=SUM([.B232:.B$1400])/SUM([.B$2:.B$1400])" office:value-type="percentage" office:value="0.00327396869027834" calcext:value-type="percentage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table:formula="of:=SUM([.B233:.B$1400])/SUM([.B$2:.B$1400])" office:value-type="percentage" office:value="0.00324329919435068" calcext:value-type="percentage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table:formula="of:=SUM([.B234:.B$1400])/SUM([.B$2:.B$1400])" office:value-type="percentage" office:value="0.00319154441997274" calcext:value-type="percentage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table:formula="of:=SUM([.B235:.B$1400])/SUM([.B$2:.B$1400])" office:value-type="percentage" office:value="0.00315129070656768" calcext:value-type="percentage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table:formula="of:=SUM([.B236:.B$1400])/SUM([.B$2:.B$1400])" office:value-type="percentage" office:value="0.00310720330617166" calcext:value-type="percentage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table:formula="of:=SUM([.B237:.B$1400])/SUM([.B$2:.B$1400])" office:value-type="percentage" office:value="0.00308036749723495" calcext:value-type="percentage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table:formula="of:=SUM([.B238:.B$1400])/SUM([.B$2:.B$1400])" office:value-type="percentage" office:value="0.0030305295663525" calcext:value-type="percentage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table:formula="of:=SUM([.B239:.B$1400])/SUM([.B$2:.B$1400])" office:value-type="percentage" office:value="0.002984525322461" calcext:value-type="percentage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table:formula="of:=SUM([.B240:.B$1400])/SUM([.B$2:.B$1400])" office:value-type="percentage" office:value="0.00295002213954237" calcext:value-type="percentage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table:formula="of:=SUM([.B241:.B$1400])/SUM([.B$2:.B$1400])" office:value-type="percentage" office:value="0.00291935264361471" calcext:value-type="percentage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table:formula="of:=SUM([.B242:.B$1400])/SUM([.B$2:.B$1400])" office:value-type="percentage" office:value="0.00288676630419156" calcext:value-type="percentage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table:formula="of:=SUM([.B243:.B$1400])/SUM([.B$2:.B$1400])" office:value-type="percentage" office:value="0.00285226312127294" calcext:value-type="percentage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table:formula="of:=SUM([.B244:.B$1400])/SUM([.B$2:.B$1400])" office:value-type="percentage" office:value="0.0028100925643724" calcext:value-type="percentage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table:formula="of:=SUM([.B245:.B$1400])/SUM([.B$2:.B$1400])" office:value-type="percentage" office:value="0.00278517359893117" calcext:value-type="percentage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" calcext:value-type="float">
            <text:p>16</text:p>
          </table:table-cell>
          <table:table-cell table:formula="of:=SUM([.B246:.B$1400])/SUM([.B$2:.B$1400])" office:value-type="percentage" office:value="0.00274491988552611" calcext:value-type="percentage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table:formula="of:=SUM([.B247:.B$1400])/SUM([.B$2:.B$1400])" office:value-type="percentage" office:value="0.00271425038959844" calcext:value-type="percentage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" calcext:value-type="float">
            <text:p>19</text:p>
          </table:table-cell>
          <table:table-cell table:formula="of:=SUM([.B248:.B$1400])/SUM([.B$2:.B$1400])" office:value-type="percentage" office:value="0.00269124826765269" calcext:value-type="percentage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formula="of:=SUM([.B249:.B$1400])/SUM([.B$2:.B$1400])" office:value-type="percentage" office:value="0.00265482824123859" calcext:value-type="percentage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" calcext:value-type="float">
            <text:p>22</text:p>
          </table:table-cell>
          <table:table-cell table:formula="of:=SUM([.B250:.B$1400])/SUM([.B$2:.B$1400])" office:value-type="percentage" office:value="0.0026260755888064" calcext:value-type="percentage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formula="of:=SUM([.B251:.B$1400])/SUM([.B$2:.B$1400])" office:value-type="percentage" office:value="0.00258390503190586" calcext:value-type="percentage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table:formula="of:=SUM([.B252:.B$1400])/SUM([.B$2:.B$1400])" office:value-type="percentage" office:value="0.00254748500549176" calcext:value-type="percentage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table:formula="of:=SUM([.B253:.B$1400])/SUM([.B$2:.B$1400])" office:value-type="percentage" office:value="0.00252831657053697" calcext:value-type="percentage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table:formula="of:=SUM([.B254:.B$1400])/SUM([.B$2:.B$1400])" office:value-type="percentage" office:value="0.00249381338761834" calcext:value-type="percentage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formula="of:=SUM([.B255:.B$1400])/SUM([.B$2:.B$1400])" office:value-type="percentage" office:value="0.00245547651770876" calcext:value-type="percentage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SUM([.B256:.B$1400])/SUM([.B$2:.B$1400])" office:value-type="percentage" office:value="0.00244589230023136" calcext:value-type="percentage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SUM([.B257:.B$1400])/SUM([.B$2:.B$1400])" office:value-type="percentage" office:value="0.00242672386527657" calcext:value-type="percentage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7" calcext:value-type="float">
            <text:p>17</text:p>
          </table:table-cell>
          <table:table-cell table:formula="of:=SUM([.B258:.B$1400])/SUM([.B$2:.B$1400])" office:value-type="percentage" office:value="0.00239988805633986" calcext:value-type="percentage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table:formula="of:=SUM([.B259:.B$1400])/SUM([.B$2:.B$1400])" office:value-type="percentage" office:value="0.00236730171691672" calcext:value-type="percentage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table:formula="of:=SUM([.B260:.B$1400])/SUM([.B$2:.B$1400])" office:value-type="percentage" office:value="0.00234429959497097" calcext:value-type="percentage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table:formula="of:=SUM([.B261:.B$1400])/SUM([.B$2:.B$1400])" office:value-type="percentage" office:value="0.00230596272506139" calcext:value-type="percentage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table:formula="of:=SUM([.B262:.B$1400])/SUM([.B$2:.B$1400])" office:value-type="percentage" office:value="0.00227145954214276" calcext:value-type="percentage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table:formula="of:=SUM([.B263:.B$1400])/SUM([.B$2:.B$1400])" office:value-type="percentage" office:value="0.0022312058287377" calcext:value-type="percentage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table:formula="of:=SUM([.B264:.B$1400])/SUM([.B$2:.B$1400])" office:value-type="percentage" office:value="0.00220437001980099" calcext:value-type="percentage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table:formula="of:=SUM([.B265:.B$1400])/SUM([.B$2:.B$1400])" office:value-type="percentage" office:value="0.00217561736736881" calcext:value-type="percentage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table:formula="of:=SUM([.B266:.B$1400])/SUM([.B$2:.B$1400])" office:value-type="percentage" office:value="0.00215261524542306" calcext:value-type="percentage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table:formula="of:=SUM([.B267:.B$1400])/SUM([.B$2:.B$1400])" office:value-type="percentage" office:value="0.00212961312347731" calcext:value-type="percentage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table:formula="of:=SUM([.B268:.B$1400])/SUM([.B$2:.B$1400])" office:value-type="percentage" office:value="0.00210469415803608" calcext:value-type="percentage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table:formula="of:=SUM([.B269:.B$1400])/SUM([.B$2:.B$1400])" office:value-type="percentage" office:value="0.00207785834909937" calcext:value-type="percentage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table:formula="of:=SUM([.B270:.B$1400])/SUM([.B$2:.B$1400])" office:value-type="percentage" office:value="0.00205293938365814" calcext:value-type="percentage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formula="of:=SUM([.B271:.B$1400])/SUM([.B$2:.B$1400])" office:value-type="percentage" office:value="0.00202802041821691" calcext:value-type="percentage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table:formula="of:=SUM([.B272:.B$1400])/SUM([.B$2:.B$1400])" office:value-type="percentage" office:value="0.00199735092228925" calcext:value-type="percentage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" calcext:value-type="float">
            <text:p>14</text:p>
          </table:table-cell>
          <table:table-cell table:formula="of:=SUM([.B273:.B$1400])/SUM([.B$2:.B$1400])" office:value-type="percentage" office:value="0.00196668142636158" calcext:value-type="percentage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table:formula="of:=SUM([.B274:.B$1400])/SUM([.B$2:.B$1400])" office:value-type="percentage" office:value="0.00193984561742487" calcext:value-type="percentage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" calcext:value-type="float">
            <text:p>14</text:p>
          </table:table-cell>
          <table:table-cell table:formula="of:=SUM([.B275:.B$1400])/SUM([.B$2:.B$1400])" office:value-type="percentage" office:value="0.00191492665198365" calcext:value-type="percentage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table:formula="of:=SUM([.B276:.B$1400])/SUM([.B$2:.B$1400])" office:value-type="percentage" office:value="0.00188809084304694" calcext:value-type="percentage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table:formula="of:=SUM([.B277:.B$1400])/SUM([.B$2:.B$1400])" office:value-type="percentage" office:value="0.00186317187760571" calcext:value-type="percentage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table:formula="of:=SUM([.B278:.B$1400])/SUM([.B$2:.B$1400])" office:value-type="percentage" office:value="0.00184208659915544" calcext:value-type="percentage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 table:formula="of:=SUM([.B279:.B$1400])/SUM([.B$2:.B$1400])" office:value-type="percentage" office:value="0.00181908447720969" calcext:value-type="percentage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table:formula="of:=SUM([.B280:.B$1400])/SUM([.B$2:.B$1400])" office:value-type="percentage" office:value="0.00178841498128202" calcext:value-type="percentage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formula="of:=SUM([.B281:.B$1400])/SUM([.B$2:.B$1400])" office:value-type="percentage" office:value="0.00177499707681367" calcext:value-type="percentage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table:formula="of:=SUM([.B282:.B$1400])/SUM([.B$2:.B$1400])" office:value-type="percentage" office:value="0.00175582864185888" calcext:value-type="percentage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B283:.B$1400])/SUM([.B$2:.B$1400])" office:value-type="percentage" office:value="0.00173474336340861" calcext:value-type="percentage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table:formula="of:=SUM([.B284:.B$1400])/SUM([.B$2:.B$1400])" office:value-type="percentage" office:value="0.00171174124146286" calcext:value-type="percentage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table:formula="of:=SUM([.B285:.B$1400])/SUM([.B$2:.B$1400])" office:value-type="percentage" office:value="0.00168298858903067" calcext:value-type="percentage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formula="of:=SUM([.B286:.B$1400])/SUM([.B$2:.B$1400])" office:value-type="percentage" office:value="0.00166382015407588" calcext:value-type="percentage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table:formula="of:=SUM([.B287:.B$1400])/SUM([.B$2:.B$1400])" office:value-type="percentage" office:value="0.00165231909310301" calcext:value-type="percentage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table:formula="of:=SUM([.B288:.B$1400])/SUM([.B$2:.B$1400])" office:value-type="percentage" office:value="0.00163890118863465" calcext:value-type="percentage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table:formula="of:=SUM([.B289:.B$1400])/SUM([.B$2:.B$1400])" office:value-type="percentage" office:value="0.0016158990666889" calcext:value-type="percentage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table:formula="of:=SUM([.B290:.B$1400])/SUM([.B$2:.B$1400])" office:value-type="percentage" office:value="0.00159864747522959" calcext:value-type="percentage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table:formula="of:=SUM([.B291:.B$1400])/SUM([.B$2:.B$1400])" office:value-type="percentage" office:value="0.00158139588377028" calcext:value-type="percentage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formula="of:=SUM([.B292:.B$1400])/SUM([.B$2:.B$1400])" office:value-type="percentage" office:value="0.00156414429231097" calcext:value-type="percentage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table:formula="of:=SUM([.B293:.B$1400])/SUM([.B$2:.B$1400])" office:value-type="percentage" office:value="0.00154880954434713" calcext:value-type="percentage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table:formula="of:=SUM([.B294:.B$1400])/SUM([.B$2:.B$1400])" office:value-type="percentage" office:value="0.0015238905789059" calcext:value-type="percentage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formula="of:=SUM([.B295:.B$1400])/SUM([.B$2:.B$1400])" office:value-type="percentage" office:value="0.00150855583094207" calcext:value-type="percentage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table:formula="of:=SUM([.B296:.B$1400])/SUM([.B$2:.B$1400])" office:value-type="percentage" office:value="0.00149513792647372" calcext:value-type="percentage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formula="of:=SUM([.B297:.B$1400])/SUM([.B$2:.B$1400])" office:value-type="percentage" office:value="0.00147213580452797" calcext:value-type="percentage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formula="of:=SUM([.B298:.B$1400])/SUM([.B$2:.B$1400])" office:value-type="percentage" office:value="0.00146446843054605" calcext:value-type="percentage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table:formula="of:=SUM([.B299:.B$1400])/SUM([.B$2:.B$1400])" office:value-type="percentage" office:value="0.00144913368258222" calcext:value-type="percentage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formula="of:=SUM([.B300:.B$1400])/SUM([.B$2:.B$1400])" office:value-type="percentage" office:value="0.00142996524762743" calcext:value-type="percentage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SUM([.B301:.B$1400])/SUM([.B$2:.B$1400])" office:value-type="percentage" office:value="0.00141846418665455" calcext:value-type="percentage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table:formula="of:=SUM([.B302:.B$1400])/SUM([.B$2:.B$1400])" office:value-type="percentage" office:value="0.00140696312568168" calcext:value-type="percentage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SUM([.B303:.B$1400])/SUM([.B$2:.B$1400])" office:value-type="percentage" office:value="0.00138971153422237" calcext:value-type="percentage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formula="of:=SUM([.B304:.B$1400])/SUM([.B$2:.B$1400])" office:value-type="percentage" office:value="0.00138012731674497" calcext:value-type="percentage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formula="of:=SUM([.B305:.B$1400])/SUM([.B$2:.B$1400])" office:value-type="percentage" office:value="0.0013686262557721" calcext:value-type="percentage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formula="of:=SUM([.B306:.B$1400])/SUM([.B$2:.B$1400])" office:value-type="percentage" office:value="0.00136095888179018" calcext:value-type="percentage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table:formula="of:=SUM([.B307:.B$1400])/SUM([.B$2:.B$1400])" office:value-type="percentage" office:value="0.00135520835130374" calcext:value-type="percentage">
            <text:p/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table:formula="of:=SUM([.B308:.B$1400])/SUM([.B$2:.B$1400])" office:value-type="percentage" office:value="0.00134179044683539" calcext:value-type="percentage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table:formula="of:=SUM([.B309:.B$1400])/SUM([.B$2:.B$1400])" office:value-type="percentage" office:value="0.00133028938586251" calcext:value-type="percentage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table:formula="of:=SUM([.B310:.B$1400])/SUM([.B$2:.B$1400])" office:value-type="percentage" office:value="0.00130920410741224" calcext:value-type="percentage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formula="of:=SUM([.B311:.B$1400])/SUM([.B$2:.B$1400])" office:value-type="percentage" office:value="0.00129578620294389" calcext:value-type="percentage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formula="of:=SUM([.B312:.B$1400])/SUM([.B$2:.B$1400])" office:value-type="percentage" office:value="0.00128811882896197" calcext:value-type="percentage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table:formula="of:=SUM([.B313:.B$1400])/SUM([.B$2:.B$1400])" office:value-type="percentage" office:value="0.00127086723750266" calcext:value-type="percentage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table:formula="of:=SUM([.B314:.B$1400])/SUM([.B$2:.B$1400])" office:value-type="percentage" office:value="0.00125936617652979" calcext:value-type="percentage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  <table:table-cell table:formula="of:=SUM([.B315:.B$1400])/SUM([.B$2:.B$1400])" office:value-type="percentage" office:value="0.00124978195905239" calcext:value-type="percentage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table:formula="of:=SUM([.B316:.B$1400])/SUM([.B$2:.B$1400])" office:value-type="percentage" office:value="0.00123636405458404" calcext:value-type="percentage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formula="of:=SUM([.B317:.B$1400])/SUM([.B$2:.B$1400])" office:value-type="percentage" office:value="0.00121911246312472" calcext:value-type="percentage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SUM([.B318:.B$1400])/SUM([.B$2:.B$1400])" office:value-type="percentage" office:value="0.00121144508914281" calcext:value-type="percentage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table:formula="of:=SUM([.B319:.B$1400])/SUM([.B$2:.B$1400])" office:value-type="percentage" office:value="0.00119994402816993" calcext:value-type="percentage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formula="of:=SUM([.B320:.B$1400])/SUM([.B$2:.B$1400])" office:value-type="percentage" office:value="0.00118844296719706" calcext:value-type="percentage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formula="of:=SUM([.B321:.B$1400])/SUM([.B$2:.B$1400])" office:value-type="percentage" office:value="0.00118269243671062" calcext:value-type="percentage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table:formula="of:=SUM([.B322:.B$1400])/SUM([.B$2:.B$1400])" office:value-type="percentage" office:value="0.00117119137573775" calcext:value-type="percentage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table:formula="of:=SUM([.B323:.B$1400])/SUM([.B$2:.B$1400])" office:value-type="percentage" office:value="0.00115202294078295" calcext:value-type="percentage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formula="of:=SUM([.B324:.B$1400])/SUM([.B$2:.B$1400])" office:value-type="percentage" office:value="0.0011386050363146" calcext:value-type="percentage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formula="of:=SUM([.B325:.B$1400])/SUM([.B$2:.B$1400])" office:value-type="percentage" office:value="0.00112518713184625" calcext:value-type="percentage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table:formula="of:=SUM([.B326:.B$1400])/SUM([.B$2:.B$1400])" office:value-type="percentage" office:value="0.00111751975786433" calcext:value-type="percentage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table:formula="of:=SUM([.B327:.B$1400])/SUM([.B$2:.B$1400])" office:value-type="percentage" office:value="0.00110793554038693" calcext:value-type="percentage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formula="of:=SUM([.B328:.B$1400])/SUM([.B$2:.B$1400])" office:value-type="percentage" office:value="0.00108876710543214" calcext:value-type="percentage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table:formula="of:=SUM([.B329:.B$1400])/SUM([.B$2:.B$1400])" office:value-type="percentage" office:value="0.00108109973145023" calcext:value-type="percentage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table:formula="of:=SUM([.B330:.B$1400])/SUM([.B$2:.B$1400])" office:value-type="percentage" office:value="0.00106959867047735" calcext:value-type="percentage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table:formula="of:=SUM([.B331:.B$1400])/SUM([.B$2:.B$1400])" office:value-type="percentage" office:value="0.00105809760950448" calcext:value-type="percentage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table:formula="of:=SUM([.B332:.B$1400])/SUM([.B$2:.B$1400])" office:value-type="percentage" office:value="0.00104467970503612" calcext:value-type="percentage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table:formula="of:=SUM([.B333:.B$1400])/SUM([.B$2:.B$1400])" office:value-type="percentage" office:value="0.00103892917454969" calcext:value-type="percentage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formula="of:=SUM([.B334:.B$1400])/SUM([.B$2:.B$1400])" office:value-type="percentage" office:value="0.00103126180056777" calcext:value-type="percentage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formula="of:=SUM([.B335:.B$1400])/SUM([.B$2:.B$1400])" office:value-type="percentage" office:value="0.00101784389609942" calcext:value-type="percentage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table:formula="of:=SUM([.B336:.B$1400])/SUM([.B$2:.B$1400])" office:value-type="percentage" office:value="0.00100825967862202" calcext:value-type="percentage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formula="of:=SUM([.B337:.B$1400])/SUM([.B$2:.B$1400])" office:value-type="percentage" office:value="0.0010005923046401" calcext:value-type="percentage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table:formula="of:=SUM([.B338:.B$1400])/SUM([.B$2:.B$1400])" office:value-type="percentage" office:value="0.000994841774153666" calcext:value-type="percentage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formula="of:=SUM([.B339:.B$1400])/SUM([.B$2:.B$1400])" office:value-type="percentage" office:value="0.000983340713180791" calcext:value-type="percentage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table:formula="of:=SUM([.B340:.B$1400])/SUM([.B$2:.B$1400])" office:value-type="percentage" office:value="0.000973756495703395" calcext:value-type="percentage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table:formula="of:=SUM([.B341:.B$1400])/SUM([.B$2:.B$1400])" office:value-type="percentage" office:value="0.000966089121721479" calcext:value-type="percentage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table:formula="of:=SUM([.B342:.B$1400])/SUM([.B$2:.B$1400])" office:value-type="percentage" office:value="0.000958421747739562" calcext:value-type="percentage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formula="of:=SUM([.B343:.B$1400])/SUM([.B$2:.B$1400])" office:value-type="percentage" office:value="0.00094117015628025" calcext:value-type="percentage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formula="of:=SUM([.B344:.B$1400])/SUM([.B$2:.B$1400])" office:value-type="percentage" office:value="0.000935419625793813" calcext:value-type="percentage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table:formula="of:=SUM([.B345:.B$1400])/SUM([.B$2:.B$1400])" office:value-type="percentage" office:value="0.000925835408316417" calcext:value-type="percentage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formula="of:=SUM([.B346:.B$1400])/SUM([.B$2:.B$1400])" office:value-type="percentage" office:value="0.000916251190839022" calcext:value-type="percentage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table:formula="of:=SUM([.B347:.B$1400])/SUM([.B$2:.B$1400])" office:value-type="percentage" office:value="0.000906666973361626" calcext:value-type="percentage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table:formula="of:=SUM([.B348:.B$1400])/SUM([.B$2:.B$1400])" office:value-type="percentage" office:value="0.000900916442875189" calcext:value-type="percentage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table:formula="of:=SUM([.B349:.B$1400])/SUM([.B$2:.B$1400])" office:value-type="percentage" office:value="0.000889415381902314" calcext:value-type="percentage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table:formula="of:=SUM([.B350:.B$1400])/SUM([.B$2:.B$1400])" office:value-type="percentage" office:value="0.000874080633938481" calcext:value-type="percentage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formula="of:=SUM([.B351:.B$1400])/SUM([.B$2:.B$1400])" office:value-type="percentage" office:value="0.000870246946947523" calcext:value-type="percentage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table:formula="of:=SUM([.B352:.B$1400])/SUM([.B$2:.B$1400])" office:value-type="percentage" office:value="0.000862579572965606" calcext:value-type="percentage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table:formula="of:=SUM([.B353:.B$1400])/SUM([.B$2:.B$1400])" office:value-type="percentage" office:value="0.000851078511992731" calcext:value-type="percentage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table:formula="of:=SUM([.B354:.B$1400])/SUM([.B$2:.B$1400])" office:value-type="percentage" office:value="0.000845327981506294" calcext:value-type="percentage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formula="of:=SUM([.B355:.B$1400])/SUM([.B$2:.B$1400])" office:value-type="percentage" office:value="0.000835743764028898" calcext:value-type="percentage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table:formula="of:=SUM([.B356:.B$1400])/SUM([.B$2:.B$1400])" office:value-type="percentage" office:value="0.000829993233542461" calcext:value-type="percentage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SUM([.B357:.B$1400])/SUM([.B$2:.B$1400])" office:value-type="percentage" office:value="0.000820409016065065" calcext:value-type="percentage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table:formula="of:=SUM([.B358:.B$1400])/SUM([.B$2:.B$1400])" office:value-type="percentage" office:value="0.000812741642083149" calcext:value-type="percentage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table:formula="of:=SUM([.B359:.B$1400])/SUM([.B$2:.B$1400])" office:value-type="percentage" office:value="0.000808907955092191" calcext:value-type="percentage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table:formula="of:=SUM([.B360:.B$1400])/SUM([.B$2:.B$1400])" office:value-type="percentage" office:value="0.000797406894119316" calcext:value-type="percentage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formula="of:=SUM([.B361:.B$1400])/SUM([.B$2:.B$1400])" office:value-type="percentage" office:value="0.000791656363632878" calcext:value-type="percentage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table:formula="of:=SUM([.B362:.B$1400])/SUM([.B$2:.B$1400])" office:value-type="percentage" office:value="0.000783988989650962" calcext:value-type="percentage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table:formula="of:=SUM([.B363:.B$1400])/SUM([.B$2:.B$1400])" office:value-type="percentage" office:value="0.000774404772173566" calcext:value-type="percentage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table:formula="of:=SUM([.B364:.B$1400])/SUM([.B$2:.B$1400])" office:value-type="percentage" office:value="0.00076673739819165" calcext:value-type="percentage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table:formula="of:=SUM([.B365:.B$1400])/SUM([.B$2:.B$1400])" office:value-type="percentage" office:value="0.000755236337218775" calcext:value-type="percentage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formula="of:=SUM([.B366:.B$1400])/SUM([.B$2:.B$1400])" office:value-type="percentage" office:value="0.000751402650227817" calcext:value-type="percentage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table:formula="of:=SUM([.B367:.B$1400])/SUM([.B$2:.B$1400])" office:value-type="percentage" office:value="0.0007437352762459" calcext:value-type="percentage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table:formula="of:=SUM([.B368:.B$1400])/SUM([.B$2:.B$1400])" office:value-type="percentage" office:value="0.000739901589254942" calcext:value-type="percentage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formula="of:=SUM([.B369:.B$1400])/SUM([.B$2:.B$1400])" office:value-type="percentage" office:value="0.000736067902263984" calcext:value-type="percentage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table:formula="of:=SUM([.B370:.B$1400])/SUM([.B$2:.B$1400])" office:value-type="percentage" office:value="0.00072264999779563" calcext:value-type="percentage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formula="of:=SUM([.B371:.B$1400])/SUM([.B$2:.B$1400])" office:value-type="percentage" office:value="0.000718816310804672" calcext:value-type="percentage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formula="of:=SUM([.B372:.B$1400])/SUM([.B$2:.B$1400])" office:value-type="percentage" office:value="0.000716899467309193" calcext:value-type="percentage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table:formula="of:=SUM([.B373:.B$1400])/SUM([.B$2:.B$1400])" office:value-type="percentage" office:value="0.000713065780318234" calcext:value-type="percentage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table:formula="of:=SUM([.B374:.B$1400])/SUM([.B$2:.B$1400])" office:value-type="percentage" office:value="0.000707315249831797" calcext:value-type="percentage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formula="of:=SUM([.B375:.B$1400])/SUM([.B$2:.B$1400])" office:value-type="percentage" office:value="0.000703481562840839" calcext:value-type="percentage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formula="of:=SUM([.B376:.B$1400])/SUM([.B$2:.B$1400])" office:value-type="percentage" office:value="0.00070156471934536" calcext:value-type="percentage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formula="of:=SUM([.B377:.B$1400])/SUM([.B$2:.B$1400])" office:value-type="percentage" office:value="0.000695814188858922" calcext:value-type="percentage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table:formula="of:=SUM([.B378:.B$1400])/SUM([.B$2:.B$1400])" office:value-type="percentage" office:value="0.000688146814877006" calcext:value-type="percentage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table:formula="of:=SUM([.B379:.B$1400])/SUM([.B$2:.B$1400])" office:value-type="percentage" office:value="0.000680479440895089" calcext:value-type="percentage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formula="of:=SUM([.B380:.B$1400])/SUM([.B$2:.B$1400])" office:value-type="percentage" office:value="0.000672812066913173" calcext:value-type="percentage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SUM([.B381:.B$1400])/SUM([.B$2:.B$1400])" office:value-type="percentage" office:value="0.000670895223417694" calcext:value-type="percentage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formula="of:=SUM([.B382:.B$1400])/SUM([.B$2:.B$1400])" office:value-type="percentage" office:value="0.000667061536426735" calcext:value-type="percentage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table:formula="of:=SUM([.B383:.B$1400])/SUM([.B$2:.B$1400])" office:value-type="percentage" office:value="0.00065747731894934" calcext:value-type="percentage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" calcext:value-type="float">
            <text:p>7</text:p>
          </table:table-cell>
          <table:table-cell table:formula="of:=SUM([.B384:.B$1400])/SUM([.B$2:.B$1400])" office:value-type="percentage" office:value="0.000653643631958382" calcext:value-type="percentage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formula="of:=SUM([.B385:.B$1400])/SUM([.B$2:.B$1400])" office:value-type="percentage" office:value="0.000640225727490028" calcext:value-type="percentage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formula="of:=SUM([.B386:.B$1400])/SUM([.B$2:.B$1400])" office:value-type="percentage" office:value="0.000638308883994549" calcext:value-type="percentage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table:formula="of:=SUM([.B387:.B$1400])/SUM([.B$2:.B$1400])" office:value-type="percentage" office:value="0.00063447519700359" calcext:value-type="percentage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formula="of:=SUM([.B388:.B$1400])/SUM([.B$2:.B$1400])" office:value-type="percentage" office:value="0.000624890979526195" calcext:value-type="percentage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table:formula="of:=SUM([.B389:.B$1400])/SUM([.B$2:.B$1400])" office:value-type="percentage" office:value="0.000617223605544278" calcext:value-type="percentage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formula="of:=SUM([.B390:.B$1400])/SUM([.B$2:.B$1400])" office:value-type="percentage" office:value="0.000605722544571403" calcext:value-type="percentage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table:formula="of:=SUM([.B391:.B$1400])/SUM([.B$2:.B$1400])" office:value-type="percentage" office:value="0.000601888857580445" calcext:value-type="percentage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table:formula="of:=SUM([.B392:.B$1400])/SUM([.B$2:.B$1400])" office:value-type="percentage" office:value="0.00059230464010305" calcext:value-type="percentage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formula="of:=SUM([.B393:.B$1400])/SUM([.B$2:.B$1400])" office:value-type="percentage" office:value="0.000586554109616612" calcext:value-type="percentage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formula="of:=SUM([.B394:.B$1400])/SUM([.B$2:.B$1400])" office:value-type="percentage" office:value="0.000584637266121133" calcext:value-type="percentage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table:formula="of:=SUM([.B395:.B$1400])/SUM([.B$2:.B$1400])" office:value-type="percentage" office:value="0.000576969892139217" calcext:value-type="percentage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table:formula="of:=SUM([.B396:.B$1400])/SUM([.B$2:.B$1400])" office:value-type="percentage" office:value="0.000571219361652779" calcext:value-type="percentage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table:formula="of:=SUM([.B397:.B$1400])/SUM([.B$2:.B$1400])" office:value-type="percentage" office:value="0.000567385674661821" calcext:value-type="percentage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table:formula="of:=SUM([.B398:.B$1400])/SUM([.B$2:.B$1400])" office:value-type="percentage" office:value="0.000561635144175384" calcext:value-type="percentage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formula="of:=SUM([.B399:.B$1400])/SUM([.B$2:.B$1400])" office:value-type="percentage" office:value="0.000552050926697988" calcext:value-type="percentage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table:formula="of:=SUM([.B400:.B$1400])/SUM([.B$2:.B$1400])" office:value-type="percentage" office:value="0.000544383552716071" calcext:value-type="percentage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formula="of:=SUM([.B401:.B$1400])/SUM([.B$2:.B$1400])" office:value-type="percentage" office:value="0.000536716178734155" calcext:value-type="percentage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table:formula="of:=SUM([.B402:.B$1400])/SUM([.B$2:.B$1400])" office:value-type="percentage" office:value="0.000534799335238676" calcext:value-type="percentage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table:formula="of:=SUM([.B403:.B$1400])/SUM([.B$2:.B$1400])" office:value-type="percentage" office:value="0.000521381430770322" calcext:value-type="percentage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table:formula="of:=SUM([.B404:.B$1400])/SUM([.B$2:.B$1400])" office:value-type="percentage" office:value="0.000515630900283885" calcext:value-type="percentage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table:formula="of:=SUM([.B405:.B$1400])/SUM([.B$2:.B$1400])" office:value-type="percentage" office:value="0.00050412983931101" calcext:value-type="percentage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table:formula="of:=SUM([.B406:.B$1400])/SUM([.B$2:.B$1400])" office:value-type="percentage" office:value="0.000500296152320052" calcext:value-type="percentage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table:formula="of:=SUM([.B407:.B$1400])/SUM([.B$2:.B$1400])" office:value-type="percentage" office:value="0.000496462465329093" calcext:value-type="percentage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formula="of:=SUM([.B408:.B$1400])/SUM([.B$2:.B$1400])" office:value-type="percentage" office:value="0.000492628778338135" calcext:value-type="percentage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table:formula="of:=SUM([.B409:.B$1400])/SUM([.B$2:.B$1400])" office:value-type="percentage" office:value="0.000486878247851698" calcext:value-type="percentage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formula="of:=SUM([.B410:.B$1400])/SUM([.B$2:.B$1400])" office:value-type="percentage" office:value="0.000479210873869781" calcext:value-type="percentage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formula="of:=SUM([.B411:.B$1400])/SUM([.B$2:.B$1400])" office:value-type="percentage" office:value="0.000477294030374302" calcext:value-type="percentage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table:formula="of:=SUM([.B412:.B$1400])/SUM([.B$2:.B$1400])" office:value-type="percentage" office:value="0.000469626656392386" calcext:value-type="percentage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formula="of:=SUM([.B413:.B$1400])/SUM([.B$2:.B$1400])" office:value-type="percentage" office:value="0.00046004243891499" calcext:value-type="percentage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table:formula="of:=SUM([.B414:.B$1400])/SUM([.B$2:.B$1400])" office:value-type="percentage" office:value="0.000454291908428553" calcext:value-type="percentage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table:formula="of:=SUM([.B415:.B$1400])/SUM([.B$2:.B$1400])" office:value-type="percentage" office:value="0.000450458221437594" calcext:value-type="percentage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formula="of:=SUM([.B416:.B$1400])/SUM([.B$2:.B$1400])" office:value-type="percentage" office:value="0.000442790847455678" calcext:value-type="percentage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table:formula="of:=SUM([.B417:.B$1400])/SUM([.B$2:.B$1400])" office:value-type="percentage" office:value="0.000440874003960199" calcext:value-type="percentage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formula="of:=SUM([.B418:.B$1400])/SUM([.B$2:.B$1400])" office:value-type="percentage" office:value="0.000435123473473761" calcext:value-type="percentage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table:formula="of:=SUM([.B419:.B$1400])/SUM([.B$2:.B$1400])" office:value-type="percentage" office:value="0.000433206629978282" calcext:value-type="percentage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table:formula="of:=SUM([.B420:.B$1400])/SUM([.B$2:.B$1400])" office:value-type="percentage" office:value="0.000421705569005407" calcext:value-type="percentage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formula="of:=SUM([.B421:.B$1400])/SUM([.B$2:.B$1400])" office:value-type="percentage" office:value="0.00041595503851897" calcext:value-type="percentage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formula="of:=SUM([.B422:.B$1400])/SUM([.B$2:.B$1400])" office:value-type="percentage" office:value="0.000414038195023491" calcext:value-type="percentage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formula="of:=SUM([.B423:.B$1400])/SUM([.B$2:.B$1400])" office:value-type="percentage" office:value="0.000410204508032533" calcext:value-type="percentage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formula="of:=SUM([.B424:.B$1400])/SUM([.B$2:.B$1400])" office:value-type="percentage" office:value="0.000408287664537054" calcext:value-type="percentage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table:formula="of:=SUM([.B425:.B$1400])/SUM([.B$2:.B$1400])" office:value-type="percentage" office:value="0.000406370821041574" calcext:value-type="percentage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formula="of:=SUM([.B426:.B$1400])/SUM([.B$2:.B$1400])" office:value-type="percentage" office:value="0.000400620290555137" calcext:value-type="percentage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table:formula="of:=SUM([.B427:.B$1400])/SUM([.B$2:.B$1400])" office:value-type="percentage" office:value="0.000396786603564179" calcext:value-type="percentage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formula="of:=SUM([.B428:.B$1400])/SUM([.B$2:.B$1400])" office:value-type="percentage" office:value="0.000391036073077741" calcext:value-type="percentage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table:formula="of:=SUM([.B429:.B$1400])/SUM([.B$2:.B$1400])" office:value-type="percentage" office:value="0.000387202386086783" calcext:value-type="percentage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table:formula="of:=SUM([.B430:.B$1400])/SUM([.B$2:.B$1400])" office:value-type="percentage" office:value="0.000381451855600346" calcext:value-type="percentage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formula="of:=SUM([.B431:.B$1400])/SUM([.B$2:.B$1400])" office:value-type="percentage" office:value="0.000375701325113908" calcext:value-type="percentage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formula="of:=SUM([.B432:.B$1400])/SUM([.B$2:.B$1400])" office:value-type="percentage" office:value="0.00037186763812295" calcext:value-type="percentage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table:formula="of:=SUM([.B433:.B$1400])/SUM([.B$2:.B$1400])" office:value-type="percentage" office:value="0.000368033951131992" calcext:value-type="percentage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table:formula="of:=SUM([.B434:.B$1400])/SUM([.B$2:.B$1400])" office:value-type="percentage" office:value="0.000364200264141034" calcext:value-type="percentage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formula="of:=SUM([.B435:.B$1400])/SUM([.B$2:.B$1400])" office:value-type="percentage" office:value="0.000360366577150075" calcext:value-type="percentage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table:formula="of:=SUM([.B436:.B$1400])/SUM([.B$2:.B$1400])" office:value-type="percentage" office:value="0.000356532890159117" calcext:value-type="percentage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formula="of:=SUM([.B437:.B$1400])/SUM([.B$2:.B$1400])" office:value-type="percentage" office:value="0.000345031829186242" calcext:value-type="percentage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table:formula="of:=SUM([.B438:.B$1400])/SUM([.B$2:.B$1400])" office:value-type="percentage" office:value="0.000343114985690763" calcext:value-type="percentage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table:formula="of:=SUM([.B439:.B$1400])/SUM([.B$2:.B$1400])" office:value-type="percentage" office:value="0.000333530768213368" calcext:value-type="percentage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formula="of:=SUM([.B440:.B$1400])/SUM([.B$2:.B$1400])" office:value-type="percentage" office:value="0.00032778023772693" calcext:value-type="percentage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formula="of:=SUM([.B441:.B$1400])/SUM([.B$2:.B$1400])" office:value-type="percentage" office:value="0.000325863394231451" calcext:value-type="percentage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table:formula="of:=SUM([.B442:.B$1400])/SUM([.B$2:.B$1400])" office:value-type="percentage" office:value="0.000323946550735972" calcext:value-type="percentage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SUM([.B443:.B$1400])/SUM([.B$2:.B$1400])" office:value-type="percentage" office:value="0.000320112863745014" calcext:value-type="percentage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formula="of:=SUM([.B444:.B$1400])/SUM([.B$2:.B$1400])" office:value-type="percentage" office:value="0.000316279176754056" calcext:value-type="percentage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table:formula="of:=SUM([.B445:.B$1400])/SUM([.B$2:.B$1400])" office:value-type="percentage" office:value="0.000314362333258576" calcext:value-type="percentage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formula="of:=SUM([.B446:.B$1400])/SUM([.B$2:.B$1400])" office:value-type="percentage" office:value="0.000308611802772139" calcext:value-type="percentage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table:formula="of:=SUM([.B447:.B$1400])/SUM([.B$2:.B$1400])" office:value-type="percentage" office:value="0.00030669495927666" calcext:value-type="percentage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formula="of:=SUM([.B448:.B$1400])/SUM([.B$2:.B$1400])" office:value-type="percentage" office:value="0.000300944428790223" calcext:value-type="percentage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table:formula="of:=SUM([.B449:.B$1400])/SUM([.B$2:.B$1400])" office:value-type="percentage" office:value="0.000299027585294743" calcext:value-type="percentage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table:formula="of:=SUM([.B450:.B$1400])/SUM([.B$2:.B$1400])" office:value-type="percentage" office:value="0.000291360211312827" calcext:value-type="percentage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table:formula="of:=SUM([.B451:.B$1400])/SUM([.B$2:.B$1400])" office:value-type="percentage" office:value="0.00028560968082639" calcext:value-type="percentage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table:formula="of:=SUM([.B452:.B$1400])/SUM([.B$2:.B$1400])" office:value-type="percentage" office:value="0.000281775993835431" calcext:value-type="percentage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formula="of:=SUM([.B453:.B$1400])/SUM([.B$2:.B$1400])" office:value-type="percentage" office:value="0.000276025463348994" calcext:value-type="percentage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formula="of:=SUM([.B454:.B$1400])/SUM([.B$2:.B$1400])" office:value-type="percentage" office:value="0.000274108619853515" calcext:value-type="percentage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formula="of:=SUM([.B455:.B$1400])/SUM([.B$2:.B$1400])" office:value-type="percentage" office:value="0.000268358089367077" calcext:value-type="percentage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formula="of:=SUM([.B456:.B$1400])/SUM([.B$2:.B$1400])" office:value-type="percentage" office:value="0.000266441245871598" calcext:value-type="percentage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table:formula="of:=SUM([.B457:.B$1400])/SUM([.B$2:.B$1400])" office:value-type="percentage" office:value="0.000264524402376119" calcext:value-type="percentage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formula="of:=SUM([.B458:.B$1400])/SUM([.B$2:.B$1400])" office:value-type="percentage" office:value="0.000260690715385161" calcext:value-type="percentage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formula="of:=SUM([.B459:.B$1400])/SUM([.B$2:.B$1400])" office:value-type="percentage" office:value="0.000258773871889682" calcext:value-type="percentage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formula="of:=SUM([.B460:.B$1400])/SUM([.B$2:.B$1400])" office:value-type="percentage" office:value="0.000256857028394203" calcext:value-type="percentage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table:formula="of:=SUM([.B461:.B$1400])/SUM([.B$2:.B$1400])" office:value-type="percentage" office:value="0.000254940184898724" calcext:value-type="percentage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formula="of:=SUM([.B462:.B$1400])/SUM([.B$2:.B$1400])" office:value-type="percentage" office:value="0.000251106497907765" calcext:value-type="percentage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formula="of:=SUM([.B463:.B$1400])/SUM([.B$2:.B$1400])" office:value-type="percentage" office:value="0.000249189654412286" calcext:value-type="percentage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SUM([.B464:.B$1400])/SUM([.B$2:.B$1400])" office:value-type="percentage" office:value="0.000247272810916807" calcext:value-type="percentage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table:formula="of:=SUM([.B465:.B$1400])/SUM([.B$2:.B$1400])" office:value-type="percentage" office:value="0.000243439123925849" calcext:value-type="percentage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formula="of:=SUM([.B466:.B$1400])/SUM([.B$2:.B$1400])" office:value-type="percentage" office:value="0.000239605436934891" calcext:value-type="percentage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table:formula="of:=SUM([.B467:.B$1400])/SUM([.B$2:.B$1400])" office:value-type="percentage" office:value="0.000237688593439411" calcext:value-type="percentage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formula="of:=SUM([.B468:.B$1400])/SUM([.B$2:.B$1400])" office:value-type="percentage" office:value="0.000233854906448453" calcext:value-type="percentage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formula="of:=SUM([.B469:.B$1400])/SUM([.B$2:.B$1400])" office:value-type="percentage" office:value="0.000231938062952974" calcext:value-type="percentage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formula="of:=SUM([.B470:.B$1400])/SUM([.B$2:.B$1400])" office:value-type="percentage" office:value="0.000230021219457495" calcext:value-type="percentage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formula="of:=SUM([.B471:.B$1400])/SUM([.B$2:.B$1400])" office:value-type="percentage" office:value="0.000226187532466537" calcext:value-type="percentage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formula="of:=SUM([.B472:.B$1400])/SUM([.B$2:.B$1400])" office:value-type="percentage" office:value="0.000224270688971058" calcext:value-type="percentage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table:formula="of:=SUM([.B473:.B$1400])/SUM([.B$2:.B$1400])" office:value-type="percentage" office:value="0.000222353845475578" calcext:value-type="percentage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table:formula="of:=SUM([.B474:.B$1400])/SUM([.B$2:.B$1400])" office:value-type="percentage" office:value="0.00021852015848462" calcext:value-type="percentage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SUM([.B475:.B$1400])/SUM([.B$2:.B$1400])" office:value-type="percentage" office:value="0.000214686471493662" calcext:value-type="percentage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SUM([.B476:.B$1400])/SUM([.B$2:.B$1400])" office:value-type="percentage" office:value="0.000212769627998183" calcext:value-type="percentage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formula="of:=SUM([.B477:.B$1400])/SUM([.B$2:.B$1400])" office:value-type="percentage" office:value="0.000210852784502704" calcext:value-type="percentage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formula="of:=SUM([.B478:.B$1400])/SUM([.B$2:.B$1400])" office:value-type="percentage" office:value="0.000207019097511745" calcext:value-type="percentage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formula="of:=SUM([.B479:.B$1400])/SUM([.B$2:.B$1400])" office:value-type="percentage" office:value="0.000205102254016266" calcext:value-type="percentage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table:formula="of:=SUM([.B480:.B$1400])/SUM([.B$2:.B$1400])" office:value-type="percentage" office:value="0.000203185410520787" calcext:value-type="percentage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formula="of:=SUM([.B481:.B$1400])/SUM([.B$2:.B$1400])" office:value-type="percentage" office:value="0.000199351723529829" calcext:value-type="percentage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formula="of:=SUM([.B482:.B$1400])/SUM([.B$2:.B$1400])" office:value-type="percentage" office:value="0.00019743488003435" calcext:value-type="percentage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formula="of:=SUM([.B483:.B$1400])/SUM([.B$2:.B$1400])" office:value-type="percentage" office:value="0.000195518036538871" calcext:value-type="percentage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formula="of:=SUM([.B484:.B$1400])/SUM([.B$2:.B$1400])" office:value-type="percentage" office:value="0.000193601193043392" calcext:value-type="percentage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formula="of:=SUM([.B485:.B$1400])/SUM([.B$2:.B$1400])" office:value-type="percentage" office:value="0.000191684349547912" calcext:value-type="percentage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formula="of:=SUM([.B486:.B$1400])/SUM([.B$2:.B$1400])" office:value-type="percentage" office:value="0.000189767506052433" calcext:value-type="percentage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formula="of:=SUM([.B487:.B$1400])/SUM([.B$2:.B$1400])" office:value-type="percentage" office:value="0.000187850662556954" calcext:value-type="percentage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SUM([.B488:.B$1400])/SUM([.B$2:.B$1400])" office:value-type="percentage" office:value="0.000185933819061475" calcext:value-type="percentage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formula="of:=SUM([.B489:.B$1400])/SUM([.B$2:.B$1400])" office:value-type="percentage" office:value="0.000184016975565996" calcext:value-type="percentage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formula="of:=SUM([.B490:.B$1400])/SUM([.B$2:.B$1400])" office:value-type="percentage" office:value="0.000182100132070517" calcext:value-type="percentage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formula="of:=SUM([.B491:.B$1400])/SUM([.B$2:.B$1400])" office:value-type="percentage" office:value="0.000180183288575038" calcext:value-type="percentage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formula="of:=SUM([.B492:.B$1400])/SUM([.B$2:.B$1400])" office:value-type="percentage" office:value="0.000178266445079559" calcext:value-type="percentage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table:formula="of:=SUM([.B493:.B$1400])/SUM([.B$2:.B$1400])" office:value-type="percentage" office:value="0.000176349601584079" calcext:value-type="percentage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formula="of:=SUM([.B494:.B$1400])/SUM([.B$2:.B$1400])" office:value-type="percentage" office:value="0.000170599071097642" calcext:value-type="percentage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formula="of:=SUM([.B495:.B$1400])/SUM([.B$2:.B$1400])" office:value-type="percentage" office:value="0.000168682227602163" calcext:value-type="percentage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formula="of:=SUM([.B496:.B$1400])/SUM([.B$2:.B$1400])" office:value-type="percentage" office:value="0.000166765384106684" calcext:value-type="percentage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formula="of:=SUM([.B497:.B$1400])/SUM([.B$2:.B$1400])" office:value-type="percentage" office:value="0.000164848540611205" calcext:value-type="percentage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table:formula="of:=SUM([.B498:.B$1400])/SUM([.B$2:.B$1400])" office:value-type="percentage" office:value="0.000162931697115726" calcext:value-type="percentage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formula="of:=SUM([.B499:.B$1400])/SUM([.B$2:.B$1400])" office:value-type="percentage" office:value="0.000159098010124767" calcext:value-type="percentage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formula="of:=SUM([.B500:.B$1400])/SUM([.B$2:.B$1400])" office:value-type="percentage" office:value="0.000155264323133809" calcext:value-type="percentage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table:formula="of:=SUM([.B501:.B$1400])/SUM([.B$2:.B$1400])" office:value-type="percentage" office:value="0.00015334747963833" calcext:value-type="percentage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formula="of:=SUM([.B502:.B$1400])/SUM([.B$2:.B$1400])" office:value-type="percentage" office:value="0.000149513792647372" calcext:value-type="percentage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SUM([.B503:.B$1400])/SUM([.B$2:.B$1400])" office:value-type="percentage" office:value="0.000147596949151893" calcext:value-type="percentage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formula="of:=SUM([.B504:.B$1400])/SUM([.B$2:.B$1400])" office:value-type="percentage" office:value="0.000145680105656413" calcext:value-type="percentage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formula="of:=SUM([.B505:.B$1400])/SUM([.B$2:.B$1400])" office:value-type="percentage" office:value="0.000143763262160934" calcext:value-type="percentage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  <table:table-cell table:formula="of:=SUM([.B506:.B$1400])/SUM([.B$2:.B$1400])" office:value-type="percentage" office:value="0.000141846418665455" calcext:value-type="percentage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formula="of:=SUM([.B507:.B$1400])/SUM([.B$2:.B$1400])" office:value-type="percentage" office:value="0.000138012731674497" calcext:value-type="percentage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formula="of:=SUM([.B508:.B$1400])/SUM([.B$2:.B$1400])" office:value-type="percentage" office:value="0.000136095888179018" calcext:value-type="percentage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formula="of:=SUM([.B509:.B$1400])/SUM([.B$2:.B$1400])" office:value-type="percentage" office:value="0.000134179044683539" calcext:value-type="percentage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table:formula="of:=SUM([.B510:.B$1400])/SUM([.B$2:.B$1400])" office:value-type="percentage" office:value="0.00013226220118806" calcext:value-type="percentage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formula="of:=SUM([.B511:.B$1400])/SUM([.B$2:.B$1400])" office:value-type="percentage" office:value="0.000126511670701622" calcext:value-type="percentage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formula="of:=SUM([.B512:.B$1400])/SUM([.B$2:.B$1400])" office:value-type="percentage" office:value="0.000124594827206143" calcext:value-type="percentage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formula="of:=SUM([.B513:.B$1400])/SUM([.B$2:.B$1400])" office:value-type="percentage" office:value="0.000122677983710664" calcext:value-type="percentage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formula="of:=SUM([.B514:.B$1400])/SUM([.B$2:.B$1400])" office:value-type="percentage" office:value="0.000120761140215185" calcext:value-type="percentage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SUM([.B515:.B$1400])/SUM([.B$2:.B$1400])" office:value-type="percentage" office:value="0.000118844296719706" calcext:value-type="percentage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table:formula="of:=SUM([.B516:.B$1400])/SUM([.B$2:.B$1400])" office:value-type="percentage" office:value="0.000116927453224227" calcext:value-type="percentage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formula="of:=SUM([.B517:.B$1400])/SUM([.B$2:.B$1400])" office:value-type="percentage" office:value="0.000113093766233268" calcext:value-type="percentage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SUM([.B518:.B$1400])/SUM([.B$2:.B$1400])" office:value-type="percentage" office:value="0.000111176922737789" calcext:value-type="percentage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formula="of:=SUM([.B519:.B$1400])/SUM([.B$2:.B$1400])" office:value-type="percentage" office:value="0.00010926007924231" calcext:value-type="percentage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formula="of:=SUM([.B520:.B$1400])/SUM([.B$2:.B$1400])" office:value-type="percentage" office:value="0.000107343235746831" calcext:value-type="percentage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table:formula="of:=SUM([.B521:.B$1400])/SUM([.B$2:.B$1400])" office:value-type="percentage" office:value="0.000101592705260394" calcext:value-type="percentage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formula="of:=SUM([.B522:.B$1400])/SUM([.B$2:.B$1400])" office:value-type="percentage" office:value="0.0000996758617649145" calcext:value-type="percentage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formula="of:=SUM([.B523:.B$1400])/SUM([.B$2:.B$1400])" office:value-type="percentage" office:value="0.0000977590182694354" calcext:value-type="percentage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SUM([.B524:.B$1400])/SUM([.B$2:.B$1400])" office:value-type="percentage" office:value="0.0000958421747739562" calcext:value-type="percentage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formula="of:=SUM([.B525:.B$1400])/SUM([.B$2:.B$1400])" office:value-type="percentage" office:value="0.000092008487782998" calcext:value-type="percentage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formula="of:=SUM([.B526:.B$1400])/SUM([.B$2:.B$1400])" office:value-type="percentage" office:value="0.0000900916442875189" calcext:value-type="percentage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formula="of:=SUM([.B527:.B$1400])/SUM([.B$2:.B$1400])" office:value-type="percentage" office:value="0.0000881748007920397" calcext:value-type="percentage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formula="of:=SUM([.B528:.B$1400])/SUM([.B$2:.B$1400])" office:value-type="percentage" office:value="0.0000862579572965606" calcext:value-type="percentage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table:formula="of:=SUM([.B529:.B$1400])/SUM([.B$2:.B$1400])" office:value-type="percentage" office:value="0.0000843411138010815" calcext:value-type="percentage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table:formula="of:=SUM([.B530:.B$1400])/SUM([.B$2:.B$1400])" office:value-type="percentage" office:value="0.0000824242703056023" calcext:value-type="percentage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formula="of:=SUM([.B531:.B$1400])/SUM([.B$2:.B$1400])" office:value-type="percentage" office:value="0.0000785905833146441" calcext:value-type="percentage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formula="of:=SUM([.B532:.B$1400])/SUM([.B$2:.B$1400])" office:value-type="percentage" office:value="0.000076673739819165" calcext:value-type="percentage">
            <text:p/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formula="of:=SUM([.B533:.B$1400])/SUM([.B$2:.B$1400])" office:value-type="percentage" office:value="0.0000747568963236859" calcext:value-type="percentage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table:formula="of:=SUM([.B534:.B$1400])/SUM([.B$2:.B$1400])" office:value-type="percentage" office:value="0.0000728400528282067" calcext:value-type="percentage">
            <text:p/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formula="of:=SUM([.B535:.B$1400])/SUM([.B$2:.B$1400])" office:value-type="percentage" office:value="0.0000709232093327276" calcext:value-type="percentage">
            <text:p/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formula="of:=SUM([.B536:.B$1400])/SUM([.B$2:.B$1400])" office:value-type="percentage" office:value="0.0000690063658372485" calcext:value-type="percentage">
            <text:p/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table:formula="of:=SUM([.B537:.B$1400])/SUM([.B$2:.B$1400])" office:value-type="percentage" office:value="0.0000670895223417694" calcext:value-type="percentage">
            <text:p/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formula="of:=SUM([.B538:.B$1400])/SUM([.B$2:.B$1400])" office:value-type="percentage" office:value="0.0000632558353508111" calcext:value-type="percentage">
            <text:p/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formula="of:=SUM([.B539:.B$1400])/SUM([.B$2:.B$1400])" office:value-type="percentage" office:value="0.000061338991855332" calcext:value-type="percentage">
            <text:p/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formula="of:=SUM([.B540:.B$1400])/SUM([.B$2:.B$1400])" office:value-type="percentage" office:value="0.0000594221483598529" calcext:value-type="percentage">
            <text:p/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formula="of:=SUM([.B541:.B$1400])/SUM([.B$2:.B$1400])" office:value-type="percentage" office:value="0.0000575053048643737" calcext:value-type="percentage">
            <text:p/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formula="of:=SUM([.B542:.B$1400])/SUM([.B$2:.B$1400])" office:value-type="percentage" office:value="0.0000555884613688946" calcext:value-type="percentage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formula="of:=SUM([.B543:.B$1400])/SUM([.B$2:.B$1400])" office:value-type="percentage" office:value="0.0000536716178734155" calcext:value-type="percentage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table:formula="of:=SUM([.B544:.B$1400])/SUM([.B$2:.B$1400])" office:value-type="percentage" office:value="0.0000517547743779364" calcext:value-type="percentage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table:formula="of:=SUM([.B545:.B$1400])/SUM([.B$2:.B$1400])" office:value-type="percentage" office:value="0.0000479210873869781" calcext:value-type="percentage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table:formula="of:=SUM([.B546:.B$1400])/SUM([.B$2:.B$1400])" office:value-type="percentage" office:value="0.000046004243891499" calcext:value-type="percentage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formula="of:=SUM([.B547:.B$1400])/SUM([.B$2:.B$1400])" office:value-type="percentage" office:value="0.0000421705569005407" calcext:value-type="percentage">
            <text:p/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formula="of:=SUM([.B548:.B$1400])/SUM([.B$2:.B$1400])" office:value-type="percentage" office:value="0.0000402537134050616" calcext:value-type="percentage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formula="of:=SUM([.B549:.B$1400])/SUM([.B$2:.B$1400])" office:value-type="percentage" office:value="0.0000383368699095825" calcext:value-type="percentage">
            <text:p/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formula="of:=SUM([.B550:.B$1400])/SUM([.B$2:.B$1400])" office:value-type="percentage" office:value="0.0000364200264141034" calcext:value-type="percentage">
            <text:p/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formula="of:=SUM([.B551:.B$1400])/SUM([.B$2:.B$1400])" office:value-type="percentage" office:value="0.0000345031829186242" calcext:value-type="percentage">
            <text:p/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formula="of:=SUM([.B552:.B$1400])/SUM([.B$2:.B$1400])" office:value-type="percentage" office:value="0.0000325863394231451" calcext:value-type="percentage">
            <text:p/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formula="of:=SUM([.B553:.B$1400])/SUM([.B$2:.B$1400])" office:value-type="percentage" office:value="0.000030669495927666" calcext:value-type="percentage">
            <text:p/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formula="of:=SUM([.B554:.B$1400])/SUM([.B$2:.B$1400])" office:value-type="percentage" office:value="0.0000287526524321869" calcext:value-type="percentage">
            <text:p/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formula="of:=SUM([.B555:.B$1400])/SUM([.B$2:.B$1400])" office:value-type="percentage" office:value="0.0000268358089367077" calcext:value-type="percentage">
            <text:p/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formula="of:=SUM([.B556:.B$1400])/SUM([.B$2:.B$1400])" office:value-type="percentage" office:value="0.0000249189654412286" calcext:value-type="percentage">
            <text:p/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formula="of:=SUM([.B557:.B$1400])/SUM([.B$2:.B$1400])" office:value-type="percentage" office:value="0.0000230021219457495" calcext:value-type="percentage">
            <text:p/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table:formula="of:=SUM([.B558:.B$1400])/SUM([.B$2:.B$1400])" office:value-type="percentage" office:value="0.0000210852784502704" calcext:value-type="percentage">
            <text:p/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formula="of:=SUM([.B559:.B$1400])/SUM([.B$2:.B$1400])" office:value-type="percentage" office:value="0.0000191684349547912" calcext:value-type="percentage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table:formula="of:=SUM([.B560:.B$1400])/SUM([.B$2:.B$1400])" office:value-type="percentage" office:value="0.0000172515914593121" calcext:value-type="percentage">
            <text:p/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formula="of:=SUM([.B561:.B$1400])/SUM([.B$2:.B$1400])" office:value-type="percentage" office:value="0.000015334747963833" calcext:value-type="percentage">
            <text:p/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formula="of:=SUM([.B562:.B$1400])/SUM([.B$2:.B$1400])" office:value-type="percentage" office:value="0.0000134179044683539" calcext:value-type="percentage">
            <text:p/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formula="of:=SUM([.B563:.B$1400])/SUM([.B$2:.B$1400])" office:value-type="percentage" office:value="0.0000115010609728747" calcext:value-type="percentage">
            <text:p/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formula="of:=SUM([.B564:.B$1400])/SUM([.B$2:.B$1400])" office:value-type="percentage" office:value="0.00000958421747739562" calcext:value-type="percentage">
            <text:p/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table:formula="of:=SUM([.B565:.B$1400])/SUM([.B$2:.B$1400])" office:value-type="percentage" office:value="0.0000076673739819165" calcext:value-type="percentage">
            <text:p/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formula="of:=SUM([.B566:.B$1400])/SUM([.B$2:.B$1400])" office:value-type="percentage" office:value="0.00000575053048643737" calcext:value-type="percentage">
            <text:p/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formula="of:=SUM([.B567:.B$1400])/SUM([.B$2:.B$1400])" office:value-type="percentage" office:value="0.00000383368699095825" calcext:value-type="percentage">
            <text:p/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formula="of:=SUM([.B568:.B$1400])/SUM([.B$2:.B$1400])" office:value-type="percentage" office:value="0.00000191684349547912" calcext:value-type="percentage">
            <text:p/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3" number:min-integer-digits="1"/>
      <number:text>%</number:text>
    </number:percentag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6T22:16:19.702291203</dc:date>
    <meta:generator>LibreOffice/4.2.3.3$Linux_X86_64 LibreOffice_project/420$Build-3</meta:generator>
    <meta:editing-duration>PT7M26S</meta:editing-duration>
    <meta:editing-cycles>2</meta:editing-cycles>
    <meta:document-statistic meta:table-count="1" meta:cell-count="17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true" chart:minimum="1" chart:maximum="132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56cm" svg:height="18.271cm" xlink:href=".." xlink:type="simple" chart:class="chart:scatter" chart:style-name="ch1">
        <chart:plot-area chart:style-name="ch2" table:cell-range-address="Sheet1.A1:Sheet1.B569" chart:data-source-has-labels="row" svg:x="2.292cm" svg:y="1.595cm" svg:width="33.474cm" svg:height="14.794cm">
          <chartooo:coordinate-region svg:x="3.654cm" svg:y="1.795cm" svg:width="32.112cm" svg:height="13.947cm"/>
          <chart:axis chart:dimension="x" chart:name="primary-x" chart:style-name="ch3">
            <chart:title svg:x="14.642cm" svg:y="16.754cm" chart:style-name="ch4">
              <text:p>Number of Queries (log scale)</text:p>
            </chart:title>
          </chart:axis>
          <chart:axis chart:dimension="y" chart:name="primary-y" chart:style-name="ch5">
            <chart:title svg:x="0.451cm" svg:y="13.604cm" chart:style-name="ch6">
              <text:p>Number of Users with X queries</text:p>
            </chart:title>
            <chart:grid chart:style-name="ch7" chart:class="major"/>
          </chart:axis>
          <chart:series chart:style-name="ch8" chart:values-cell-range-address="Sheet1.B2:Sheet1.B569" chart:label-cell-address="Sheet1.B1:Sheet1.B1" chart:class="chart:scatter">
            <chart:domain table:cell-range-address="Sheet1.A2:Sheet1.A569"/>
            <chart:data-point chart:repeated="5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fUserssWithThisNOfQueri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69</svg:desc>
                </draw:g>
              </table:table-cell>
              <table:table-cell office:value-type="float" office:value="98260">
                <text:p>98260</text:p>
                <draw:g>
                  <svg:desc>Sheet1.B2:Sheet1.B5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520">
                <text:p>605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809">
                <text:p>42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284">
                <text:p>33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989">
                <text:p>21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811">
                <text:p>18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189">
                <text:p>16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282">
                <text:p>14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542">
                <text:p>12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978">
                <text:p>10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861">
                <text:p>9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86">
                <text:p>6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5">
                <text:p>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6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7">
                <text:p>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8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0">
                <text:p>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1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2">
                <text:p>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3">
                <text:p>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5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6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7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8">
                <text:p>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9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1">
                <text:p>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3">
                <text:p>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5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6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7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9">
                <text:p>4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2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3">
                <text:p>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5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7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0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2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3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4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7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8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9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1">
                <text:p>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3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5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6">
                <text:p>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7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8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2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4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6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7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8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9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0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1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3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4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5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6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7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8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0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1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2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8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4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13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4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16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9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1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3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6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28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29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32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35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37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38">
                <text:p>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6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48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3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5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7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8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9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0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3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4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5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8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9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1">
                <text:p>5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2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7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8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1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2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3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5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6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89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0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5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8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2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6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7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9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8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9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2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8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1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46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48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2">
                <text:p>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3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4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3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5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7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7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8">
                <text:p>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5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7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99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1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1">
                <text:p>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1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57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85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09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4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76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96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07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26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4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51">
                <text:p>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2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4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40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73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02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9">
                <text:p>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1">
                <text:p>1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21">
                <text:p>1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true" chart:minimum="1" chart:maximum="132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amed-symbol" chart:symbol-name="square" chart:symbol-width="0.15cm" chart:symbol-height="0.15cm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742cm" svg:height="15.042cm" xlink:href=".." xlink:type="simple" chart:class="chart:scatter" chart:style-name="ch1">
        <chart:plot-area chart:style-name="ch2" table:cell-range-address="Sheet1.A1:Sheet1.A568 Sheet1.C1:Sheet1.C568" chart:data-source-has-labels="row" svg:x="1.885cm" svg:y="1.335cm" svg:width="23.789cm" svg:height="12.086cm">
          <chartooo:coordinate-region svg:x="3.671cm" svg:y="1.535cm" svg:width="22.003cm" svg:height="11.239cm"/>
          <chart:axis chart:dimension="x" chart:name="primary-x" chart:style-name="ch3">
            <chart:title svg:x="10.191cm" svg:y="13.721cm" chart:style-name="ch4">
              <text:p>Number of Queries (log scale)</text:p>
            </chart:title>
          </chart:axis>
          <chart:axis chart:dimension="y" chart:name="primary-y" chart:style-name="ch5">
            <chart:title svg:x="0.451cm" svg:y="12.037cm" chart:style-name="ch6">
              <text:p>Percentage of Users With &gt;= X queries</text:p>
            </chart:title>
            <chart:grid chart:style-name="ch7" chart:class="major"/>
          </chart:axis>
          <chart:series chart:style-name="ch8" chart:values-cell-range-address="Sheet1.C2:Sheet1.C568" chart:label-cell-address="Sheet1.C1:Sheet1.C1" chart:class="chart:scatter">
            <chart:domain table:cell-range-address="Sheet1.A2:Sheet1.A568"/>
            <chart:data-point chart:repeated="5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ageOfUsersWithXQueriesOrMo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68</svg:desc>
                </draw:g>
              </table:table-cell>
              <table:table-cell office:value-type="float" office:value="1">
                <text:p>1</text:p>
                <draw:g>
                  <svg:desc>Sheet1.C2:Sheet1.C5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1650958134221">
                <text:p>0.811650958134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95643589787825">
                <text:p>0.695643589787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13585436589859">
                <text:p>0.61358543658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49785217686332">
                <text:p>0.549785217686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98582494235093">
                <text:p>0.49858249423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56433022613003">
                <text:p>0.456433022613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20375279619545">
                <text:p>0.420375279619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89343500271233">
                <text:p>0.389343500271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619671414688">
                <text:p>0.3619671414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37926090348501">
                <text:p>0.337926090348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16882982455131">
                <text:p>0.316882982455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97980988746212">
                <text:p>0.297980988746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80990088002285">
                <text:p>0.280990088002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65547996802705">
                <text:p>0.265547996802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51733305730787">
                <text:p>0.251733305730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39108974469561">
                <text:p>0.239108974469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27590661905227">
                <text:p>0.227590661905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16810334086653">
                <text:p>0.216810334086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0681782894472">
                <text:p>0.20681782894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97488551652223">
                <text:p>0.197488551652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88949013879864">
                <text:p>0.188949013879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80746840562709">
                <text:p>0.180746840562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73202144564503">
                <text:p>0.173202144564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66178829997067">
                <text:p>0.166178829997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595082146328">
                <text:p>0.1595082146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5330914276842">
                <text:p>0.15330914276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47412932176327">
                <text:p>0.147412932176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41861753413419">
                <text:p>0.141861753413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36623020140275">
                <text:p>0.136623020140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31815576653613">
                <text:p>0.131815576653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27125060620176">
                <text:p>0.127125060620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2697152145619">
                <text:p>0.122697152145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18531851229943">
                <text:p>0.1185318512299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14636825247129">
                <text:p>0.114636825247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10814639317144">
                <text:p>0.110814639317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07130466118833">
                <text:p>0.1071304661188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03660979392016">
                <text:p>0.103660979392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00350590675323">
                <text:p>0.100350590675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974599906841406">
                <text:p>0.0974599906841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944869664226525">
                <text:p>0.0944869664226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916174517099202">
                <text:p>0.0916174517099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888188602065207">
                <text:p>0.0888188602065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861640319652821">
                <text:p>0.0861640319652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836817196386367">
                <text:p>0.08368171963863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1266496834333">
                <text:p>0.081266496834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790391246925862">
                <text:p>0.0790391246925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767523304024796">
                <text:p>0.0767523304024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746725552098848">
                <text:p>0.0746725552098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724777694075612">
                <text:p>0.0724777694075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704689174242991">
                <text:p>0.0704689174242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685405728678471">
                <text:p>0.0685405728678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6671190417316">
                <text:p>0.066711904173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649119881309051">
                <text:p>0.0649119881309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633018395947026">
                <text:p>0.0633018395947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616533541885906">
                <text:p>0.0616533541885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601064614877389">
                <text:p>0.0601064614877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586228246222381">
                <text:p>0.0586228246222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571506888177101">
                <text:p>0.0571506888177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556919709176505">
                <text:p>0.0556919709176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542677562005095">
                <text:p>0.0542677562005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529087141622148">
                <text:p>0.0529087141622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515841753068387">
                <text:p>0.05158417530683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503305596607954">
                <text:p>0.05033055966079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491517009110757">
                <text:p>0.0491517009110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479977611267973">
                <text:p>0.0479977611267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467652307592042">
                <text:p>0.0467652307592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45636209940367">
                <text:p>0.045636209940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446106986702857">
                <text:p>0.0446106986702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435104305038807">
                <text:p>0.04351043050388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425270897906999">
                <text:p>0.0425270897906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415897533214106">
                <text:p>0.0415897533214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0631331573671">
                <text:p>0.040631331573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397342488177868">
                <text:p>0.0397342488177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388601681838483">
                <text:p>0.038860168183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38062761289729">
                <text:p>0.0380627612897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373036912655192">
                <text:p>0.0373036912655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64161927271124">
                <text:p>0.0364161927271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355593636846332">
                <text:p>0.0355593636846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347772915384778">
                <text:p>0.0347772915384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340163046707725">
                <text:p>0.0340163046707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33289820985986">
                <text:p>0.0332898209859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325365014922627">
                <text:p>0.03253650149226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31861772581854">
                <text:p>0.031861772581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310969520271578">
                <text:p>0.0310969520271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304164725862627">
                <text:p>0.03041647258626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297896647632411">
                <text:p>0.0297896647632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292088611841109">
                <text:p>0.0292088611841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286644776313948">
                <text:p>0.02866447763139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281220109221742">
                <text:p>0.0281220109221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275527084040169">
                <text:p>0.0275527084040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269604037639139">
                <text:p>0.0269604037639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263834338717747">
                <text:p>0.0263834338717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258984724674185">
                <text:p>0.0258984724674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2538475841063">
                <text:p>0.02538475841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248997970062738">
                <text:p>0.02489979700627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24420586132404">
                <text:p>0.024420586132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239662942239755">
                <text:p>0.0239662942239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34832496631148">
                <text:p>0.0234832496631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230500430331365">
                <text:p>0.02305004303313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226340879946175">
                <text:p>0.02263408799461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221970476776483">
                <text:p>0.02219704767764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217945105435976">
                <text:p>0.02179451054359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213843060355651">
                <text:p>0.02138430603556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209971036494783">
                <text:p>0.02099710364947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206309865418418">
                <text:p>0.0206309865418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202207820338093">
                <text:p>0.0202207820338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198489143956863">
                <text:p>0.01984891439568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194502109486267">
                <text:p>0.0194502109486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190438401275851">
                <text:p>0.01904384012758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187237272638401">
                <text:p>0.01872372726384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83729449041674">
                <text:p>0.01837294490416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180125783270173">
                <text:p>0.01801257832701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177078002112362">
                <text:p>0.01770780021123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173742694430228">
                <text:p>0.0173742694430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70541565792778">
                <text:p>0.0170541565792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67052910631006">
                <text:p>0.0167052910631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64005129473194">
                <text:p>0.0164005129473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161379053884388">
                <text:p>0.01613790538843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59136346994677">
                <text:p>0.01591363469946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156414429231097">
                <text:p>0.0156414429231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53980037991838">
                <text:p>0.0153980037991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51334793968077">
                <text:p>0.01513347939680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14878539211909">
                <text:p>0.0148785392119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146044305920554">
                <text:p>0.0146044305920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44012451815347">
                <text:p>0.01440124518153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141693071185817">
                <text:p>0.01416930711858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39565374905835">
                <text:p>0.01395653749058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137188488971441">
                <text:p>0.0137188488971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34658255557409">
                <text:p>0.0134658255557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132434717102653">
                <text:p>0.01324347171026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30038662733304">
                <text:p>0.0130038662733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28006808628096">
                <text:p>0.0128006808628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25879112348114">
                <text:p>0.0125879112348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23828089807951">
                <text:p>0.0123828089807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21872909442563">
                <text:p>0.01218729094425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120109413426722">
                <text:p>0.01201094134267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18154233061333">
                <text:p>0.0118154233061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16256558000809">
                <text:p>0.01162565580008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14263040765511">
                <text:p>0.01142630407655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1246120787976">
                <text:p>0.011246120787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110678543428965">
                <text:p>0.01106785434289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08953384283033">
                <text:p>0.01089533842830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07534920096379">
                <text:p>0.01075349200963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105924771560176">
                <text:p>0.0105924771560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104467970503612">
                <text:p>0.01044679705036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03087843186867">
                <text:p>0.01030878431868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101592705260394">
                <text:p>0.01015927052603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100289251683468">
                <text:p>0.0100289251683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985832609724914">
                <text:p>0.00985832609724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969539440013341">
                <text:p>0.00969539440013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955738166845891">
                <text:p>0.009557381668458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939828365833415">
                <text:p>0.00939828365833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923918564820938">
                <text:p>0.009239185648209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907817079458913">
                <text:p>0.00907817079458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896316018486039">
                <text:p>0.00896316018486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882323060969041">
                <text:p>0.00882323060969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870630315646618">
                <text:p>0.008706303156466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859320939023292">
                <text:p>0.008593209390232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845519665855842">
                <text:p>0.008455196658558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832101761387488">
                <text:p>0.008321017613874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821942490861449">
                <text:p>0.008219424908614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81082479858767">
                <text:p>0.0081082479858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800090475012987">
                <text:p>0.008000904750129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89547835787851">
                <text:p>0.00789547835787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775554878270854">
                <text:p>0.007755548782708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763478764249335">
                <text:p>0.007634787642493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754661284170131">
                <text:p>0.00754661284170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743926960595448">
                <text:p>0.00743926960595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731275793525286">
                <text:p>0.00731275793525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72169157604789">
                <text:p>0.00721691576047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713065780318234">
                <text:p>0.007130657803182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699839560199428">
                <text:p>0.006998395601994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689680289673389">
                <text:p>0.006896802896733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680479440895089">
                <text:p>0.006804794408950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671086907767242">
                <text:p>0.006710869077672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663227849435777">
                <text:p>0.006632278494357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65191847281245">
                <text:p>0.0065191847281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64367604578189">
                <text:p>0.00643676045781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63447519700359">
                <text:p>0.00634475197003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623357504729811">
                <text:p>0.006233575047298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613006549854224">
                <text:p>0.00613006549854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60418906977502">
                <text:p>0.00604189069775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595179905346268">
                <text:p>0.005951799053462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587129162665256">
                <text:p>0.005871291626652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581953685227462">
                <text:p>0.005819536852274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575819786041929">
                <text:p>0.005758197860419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569110833807752">
                <text:p>0.005691108338077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561635144175384">
                <text:p>0.005616351441753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555692929339398">
                <text:p>0.00555692929339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546300396211551">
                <text:p>0.00546300396211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537674600481894">
                <text:p>0.005376746004818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531540701296361">
                <text:p>0.00531540701296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525023433411732">
                <text:p>0.005250234334117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519081218575747">
                <text:p>0.005190812185757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51237226634157">
                <text:p>0.00512372266341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50317141756327">
                <text:p>0.00503171417563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497037518377737">
                <text:p>0.004970375183777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490903619192204">
                <text:p>0.004909036191922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484194666958027">
                <text:p>0.004841946669580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476910661675206">
                <text:p>0.004769106616752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470968446839221">
                <text:p>0.004709684468392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464067810255496">
                <text:p>0.00464067810255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457742226720415">
                <text:p>0.004577422267204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451991696233978">
                <text:p>0.004519916962339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44719958749528">
                <text:p>0.00447199587495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441065688309747">
                <text:p>0.004410656883097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436656948270145">
                <text:p>0.004366569482701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430331364735063">
                <text:p>0.004303313647350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422855675102695">
                <text:p>0.004228556751026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418638619412641">
                <text:p>0.004186386194126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413463141974847">
                <text:p>0.004134631419748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408671033236149">
                <text:p>0.004086710332361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404645661895643">
                <text:p>0.004046456618956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399278500108302">
                <text:p>0.00399278500108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394678075719152">
                <text:p>0.003946780757191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388160807834523">
                <text:p>0.003881608078345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382793646047181">
                <text:p>0.003827936460471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378001537308483">
                <text:p>0.003780015373084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373401112919333">
                <text:p>0.00373401112919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368033951131992">
                <text:p>0.003680339511319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364200264141034">
                <text:p>0.00364200264141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360749945849171">
                <text:p>0.003607499458491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356341205809569">
                <text:p>0.0035634120580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353274256216803">
                <text:p>0.003532742562168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346948672681722">
                <text:p>0.003469486726817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342731616991667">
                <text:p>0.00342731616991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337556139553874">
                <text:p>0.003375561395538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334489189961107">
                <text:p>0.00334489189961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330847187319697">
                <text:p>0.00330847187319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327396869027834">
                <text:p>0.003273968690278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324329919435068">
                <text:p>0.003243299194350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319154441997274">
                <text:p>0.003191544419972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315129070656768">
                <text:p>0.00315129070656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310720330617166">
                <text:p>0.003107203306171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308036749723495">
                <text:p>0.003080367497234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30305295663525">
                <text:p>0.00303052956635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2984525322461">
                <text:p>0.002984525322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295002213954237">
                <text:p>0.00295002213954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291935264361471">
                <text:p>0.002919352643614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288676630419156">
                <text:p>0.00288676630419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285226312127294">
                <text:p>0.002852263121272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28100925643724">
                <text:p>0.0028100925643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278517359893117">
                <text:p>0.002785173598931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274491988552611">
                <text:p>0.002744919885526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271425038959844">
                <text:p>0.002714250389598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269124826765269">
                <text:p>0.00269124826765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265482824123859">
                <text:p>0.002654828241238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26260755888064">
                <text:p>0.00262607558880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258390503190586">
                <text:p>0.002583905031905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254748500549176">
                <text:p>0.002547485005491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252831657053697">
                <text:p>0.00252831657053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249381338761834">
                <text:p>0.002493813387618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245547651770876">
                <text:p>0.002455476517708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244589230023136">
                <text:p>0.002445892300231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242672386527657">
                <text:p>0.002426723865276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239988805633986">
                <text:p>0.002399888056339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236730171691672">
                <text:p>0.002367301716916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234429959497097">
                <text:p>0.002344299594970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230596272506139">
                <text:p>0.002305962725061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227145954214276">
                <text:p>0.002271459542142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22312058287377">
                <text:p>0.00223120582873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220437001980099">
                <text:p>0.00220437001980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217561736736881">
                <text:p>0.002175617367368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215261524542306">
                <text:p>0.002152615245423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212961312347731">
                <text:p>0.00212961312347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210469415803608">
                <text:p>0.002104694158036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207785834909937">
                <text:p>0.002077858349099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205293938365814">
                <text:p>0.002052939383658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202802041821691">
                <text:p>0.00202802041821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199735092228925">
                <text:p>0.001997350922289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196668142636158">
                <text:p>0.00196668142636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193984561742487">
                <text:p>0.001939845617424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191492665198365">
                <text:p>0.001914926651983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188809084304694">
                <text:p>0.001888090843046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186317187760571">
                <text:p>0.001863171877605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184208659915544">
                <text:p>0.00184208659915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181908447720969">
                <text:p>0.001819084477209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178841498128202">
                <text:p>0.00178841498128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177499707681367">
                <text:p>0.001774997076813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175582864185888">
                <text:p>0.001755828641858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173474336340861">
                <text:p>0.001734743363408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171174124146286">
                <text:p>0.001711741241462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168298858903067">
                <text:p>0.001682988589030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166382015407588">
                <text:p>0.00166382015407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165231909310301">
                <text:p>0.00165231909310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163890118863465">
                <text:p>0.001638901188634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16158990666889">
                <text:p>0.0016158990666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159864747522959">
                <text:p>0.001598647475229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158139588377028">
                <text:p>0.001581395883770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156414429231097">
                <text:p>0.001564144292310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154880954434713">
                <text:p>0.001548809544347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15238905789059">
                <text:p>0.00152389057890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150855583094207">
                <text:p>0.001508555830942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149513792647372">
                <text:p>0.001495137926473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147213580452797">
                <text:p>0.001472135804527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146446843054605">
                <text:p>0.001464468430546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144913368258222">
                <text:p>0.00144913368258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142996524762743">
                <text:p>0.001429965247627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141846418665455">
                <text:p>0.00141846418665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140696312568168">
                <text:p>0.001406963125681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138971153422237">
                <text:p>0.001389711534222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138012731674497">
                <text:p>0.001380127316744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13686262557721">
                <text:p>0.00136862625577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136095888179018">
                <text:p>0.001360958881790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135520835130374">
                <text:p>0.001355208351303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134179044683539">
                <text:p>0.001341790446835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133028938586251">
                <text:p>0.001330289385862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130920410741224">
                <text:p>0.001309204107412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129578620294389">
                <text:p>0.001295786202943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128811882896197">
                <text:p>0.001288118828961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127086723750266">
                <text:p>0.001270867237502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125936617652979">
                <text:p>0.001259366176529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124978195905239">
                <text:p>0.00124978195905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123636405458404">
                <text:p>0.001236364054584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121911246312472">
                <text:p>0.001219112463124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121144508914281">
                <text:p>0.001211445089142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119994402816993">
                <text:p>0.001199944028169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118844296719706">
                <text:p>0.001188442967197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118269243671062">
                <text:p>0.001182692436710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117119137573775">
                <text:p>0.001171191375737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115202294078295">
                <text:p>0.001152022940782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11386050363146">
                <text:p>0.00113860503631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112518713184625">
                <text:p>0.00112518713184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111751975786433">
                <text:p>0.001117519757864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110793554038693">
                <text:p>0.00110793554038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108876710543214">
                <text:p>0.001088767105432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108109973145023">
                <text:p>0.001081099731450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106959867047735">
                <text:p>0.001069598670477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105809760950448">
                <text:p>0.001058097609504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104467970503612">
                <text:p>0.001044679705036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103892917454969">
                <text:p>0.001038929174549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103126180056777">
                <text:p>0.001031261800567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101784389609942">
                <text:p>0.001017843896099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100825967862202">
                <text:p>0.001008259678622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10005923046401">
                <text:p>0.00100059230464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0994841774153666">
                <text:p>0.0009948417741536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0983340713180791">
                <text:p>0.0009833407131807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0973756495703395">
                <text:p>0.0009737564957033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0966089121721479">
                <text:p>0.0009660891217214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0958421747739562">
                <text:p>0.0009584217477395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094117015628025">
                <text:p>0.000941170156280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0935419625793813">
                <text:p>0.0009354196257938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0925835408316417">
                <text:p>0.0009258354083164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0916251190839022">
                <text:p>0.0009162511908390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0906666973361626">
                <text:p>0.0009066669733616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0900916442875189">
                <text:p>0.0009009164428751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0889415381902314">
                <text:p>0.0008894153819023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0874080633938481">
                <text:p>0.0008740806339384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0870246946947523">
                <text:p>0.0008702469469475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0862579572965606">
                <text:p>0.0008625795729656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0851078511992731">
                <text:p>0.0008510785119927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0845327981506294">
                <text:p>0.0008453279815062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0835743764028898">
                <text:p>0.0008357437640288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0829993233542461">
                <text:p>0.0008299932335424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0820409016065065">
                <text:p>0.0008204090160650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0812741642083149">
                <text:p>0.0008127416420831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0808907955092191">
                <text:p>0.0008089079550921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0797406894119316">
                <text:p>0.0007974068941193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0791656363632878">
                <text:p>0.0007916563636328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0783988989650962">
                <text:p>0.0007839889896509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0774404772173566">
                <text:p>0.0007744047721735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076673739819165">
                <text:p>0.000766737398191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0755236337218775">
                <text:p>0.0007552363372187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0751402650227817">
                <text:p>0.0007514026502278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07437352762459">
                <text:p>0.00074373527624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0739901589254942">
                <text:p>0.0007399015892549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0736067902263984">
                <text:p>0.0007360679022639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072264999779563">
                <text:p>0.000722649997795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0718816310804672">
                <text:p>0.0007188163108046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0716899467309193">
                <text:p>0.0007168994673091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0713065780318234">
                <text:p>0.0007130657803182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0707315249831797">
                <text:p>0.0007073152498317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0703481562840839">
                <text:p>0.0007034815628408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070156471934536">
                <text:p>0.000701564719345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0695814188858922">
                <text:p>0.0006958141888589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0688146814877006">
                <text:p>0.0006881468148770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0680479440895089">
                <text:p>0.0006804794408950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0672812066913173">
                <text:p>0.0006728120669131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670895223417694">
                <text:p>0.0006708952234176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0667061536426735">
                <text:p>0.0006670615364267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065747731894934">
                <text:p>0.000657477318949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0653643631958382">
                <text:p>0.0006536436319583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0640225727490028">
                <text:p>0.0006402257274900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0638308883994549">
                <text:p>0.0006383088839945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00063447519700359">
                <text:p>0.000634475197003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000624890979526195">
                <text:p>0.0006248909795261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000617223605544278">
                <text:p>0.0006172236055442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000605722544571403">
                <text:p>0.0006057225445714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00601888857580445">
                <text:p>0.0006018888575804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00059230464010305">
                <text:p>0.000592304640103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000586554109616612">
                <text:p>0.0005865541096166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000584637266121133">
                <text:p>0.0005846372661211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0.000576969892139217">
                <text:p>0.0005769698921392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0.000571219361652779">
                <text:p>0.0005712193616527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0.000567385674661821">
                <text:p>0.000567385674661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0.000561635144175384">
                <text:p>0.0005616351441753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0.000552050926697988">
                <text:p>0.0005520509266979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0.000544383552716071">
                <text:p>0.0005443835527160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000536716178734155">
                <text:p>0.0005367161787341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0.000534799335238676">
                <text:p>0.0005347993352386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0.000521381430770322">
                <text:p>0.0005213814307703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0.000515630900283885">
                <text:p>0.0005156309002838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0.00050412983931101">
                <text:p>0.000504129839311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0.000500296152320052">
                <text:p>0.0005002961523200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0.000496462465329093">
                <text:p>0.0004964624653290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0.000492628778338135">
                <text:p>0.0004926287783381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0.000486878247851698">
                <text:p>0.0004868782478516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0.000479210873869781">
                <text:p>0.0004792108738697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00477294030374302">
                <text:p>0.0004772940303743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0.000469626656392386">
                <text:p>0.0004696266563923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5">
                <text:p>415</text:p>
              </table:table-cell>
              <table:table-cell office:value-type="float" office:value="0.00046004243891499">
                <text:p>0.000460042438914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6">
                <text:p>416</text:p>
              </table:table-cell>
              <table:table-cell office:value-type="float" office:value="0.000454291908428553">
                <text:p>0.0004542919084285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7">
                <text:p>417</text:p>
              </table:table-cell>
              <table:table-cell office:value-type="float" office:value="0.000450458221437594">
                <text:p>0.0004504582214375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8">
                <text:p>418</text:p>
              </table:table-cell>
              <table:table-cell office:value-type="float" office:value="0.000442790847455678">
                <text:p>0.0004427908474556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0">
                <text:p>420</text:p>
              </table:table-cell>
              <table:table-cell office:value-type="float" office:value="0.000440874003960199">
                <text:p>0.000440874003960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1">
                <text:p>421</text:p>
              </table:table-cell>
              <table:table-cell office:value-type="float" office:value="0.000435123473473761">
                <text:p>0.000435123473473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2">
                <text:p>422</text:p>
              </table:table-cell>
              <table:table-cell office:value-type="float" office:value="0.000433206629978282">
                <text:p>0.0004332066299782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3">
                <text:p>423</text:p>
              </table:table-cell>
              <table:table-cell office:value-type="float" office:value="0.000421705569005407">
                <text:p>0.0004217055690054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00041595503851897">
                <text:p>0.000415955038518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5">
                <text:p>425</text:p>
              </table:table-cell>
              <table:table-cell office:value-type="float" office:value="0.000414038195023491">
                <text:p>0.0004140381950234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6">
                <text:p>426</text:p>
              </table:table-cell>
              <table:table-cell office:value-type="float" office:value="0.000410204508032533">
                <text:p>0.0004102045080325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7">
                <text:p>427</text:p>
              </table:table-cell>
              <table:table-cell office:value-type="float" office:value="0.000408287664537054">
                <text:p>0.0004082876645370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8">
                <text:p>428</text:p>
              </table:table-cell>
              <table:table-cell office:value-type="float" office:value="0.000406370821041574">
                <text:p>0.0004063708210415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9">
                <text:p>429</text:p>
              </table:table-cell>
              <table:table-cell office:value-type="float" office:value="0.000400620290555137">
                <text:p>0.0004006202905551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0">
                <text:p>430</text:p>
              </table:table-cell>
              <table:table-cell office:value-type="float" office:value="0.000396786603564179">
                <text:p>0.0003967866035641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1">
                <text:p>431</text:p>
              </table:table-cell>
              <table:table-cell office:value-type="float" office:value="0.000391036073077741">
                <text:p>0.0003910360730777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2">
                <text:p>432</text:p>
              </table:table-cell>
              <table:table-cell office:value-type="float" office:value="0.000387202386086783">
                <text:p>0.0003872023860867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3">
                <text:p>433</text:p>
              </table:table-cell>
              <table:table-cell office:value-type="float" office:value="0.000381451855600346">
                <text:p>0.0003814518556003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00375701325113908">
                <text:p>0.0003757013251139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5">
                <text:p>435</text:p>
              </table:table-cell>
              <table:table-cell office:value-type="float" office:value="0.00037186763812295">
                <text:p>0.000371867638122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6">
                <text:p>436</text:p>
              </table:table-cell>
              <table:table-cell office:value-type="float" office:value="0.000368033951131992">
                <text:p>0.0003680339511319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7">
                <text:p>437</text:p>
              </table:table-cell>
              <table:table-cell office:value-type="float" office:value="0.000364200264141034">
                <text:p>0.0003642002641410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8">
                <text:p>438</text:p>
              </table:table-cell>
              <table:table-cell office:value-type="float" office:value="0.000360366577150075">
                <text:p>0.0003603665771500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9">
                <text:p>439</text:p>
              </table:table-cell>
              <table:table-cell office:value-type="float" office:value="0.000356532890159117">
                <text:p>0.0003565328901591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0">
                <text:p>440</text:p>
              </table:table-cell>
              <table:table-cell office:value-type="float" office:value="0.000345031829186242">
                <text:p>0.0003450318291862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2">
                <text:p>442</text:p>
              </table:table-cell>
              <table:table-cell office:value-type="float" office:value="0.000343114985690763">
                <text:p>0.0003431149856907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3">
                <text:p>443</text:p>
              </table:table-cell>
              <table:table-cell office:value-type="float" office:value="0.000333530768213368">
                <text:p>0.0003335307682133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4">
                <text:p>444</text:p>
              </table:table-cell>
              <table:table-cell office:value-type="float" office:value="0.00032778023772693">
                <text:p>0.000327780237726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5">
                <text:p>445</text:p>
              </table:table-cell>
              <table:table-cell office:value-type="float" office:value="0.000325863394231451">
                <text:p>0.0003258633942314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7">
                <text:p>447</text:p>
              </table:table-cell>
              <table:table-cell office:value-type="float" office:value="0.000323946550735972">
                <text:p>0.0003239465507359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0">
                <text:p>450</text:p>
              </table:table-cell>
              <table:table-cell office:value-type="float" office:value="0.000320112863745014">
                <text:p>0.0003201128637450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2">
                <text:p>452</text:p>
              </table:table-cell>
              <table:table-cell office:value-type="float" office:value="0.000316279176754056">
                <text:p>0.000316279176754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3">
                <text:p>453</text:p>
              </table:table-cell>
              <table:table-cell office:value-type="float" office:value="0.000314362333258576">
                <text:p>0.0003143623332585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4">
                <text:p>454</text:p>
              </table:table-cell>
              <table:table-cell office:value-type="float" office:value="0.000308611802772139">
                <text:p>0.0003086118027721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7">
                <text:p>457</text:p>
              </table:table-cell>
              <table:table-cell office:value-type="float" office:value="0.00030669495927666">
                <text:p>0.000306694959276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8">
                <text:p>458</text:p>
              </table:table-cell>
              <table:table-cell office:value-type="float" office:value="0.000300944428790223">
                <text:p>0.0003009444287902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9">
                <text:p>459</text:p>
              </table:table-cell>
              <table:table-cell office:value-type="float" office:value="0.000299027585294743">
                <text:p>0.0002990275852947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1">
                <text:p>461</text:p>
              </table:table-cell>
              <table:table-cell office:value-type="float" office:value="0.000291360211312827">
                <text:p>0.0002913602113128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0.00028560968082639">
                <text:p>0.000285609680826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3">
                <text:p>463</text:p>
              </table:table-cell>
              <table:table-cell office:value-type="float" office:value="0.000281775993835431">
                <text:p>0.0002817759938354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5">
                <text:p>465</text:p>
              </table:table-cell>
              <table:table-cell office:value-type="float" office:value="0.000276025463348994">
                <text:p>0.0002760254633489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6">
                <text:p>466</text:p>
              </table:table-cell>
              <table:table-cell office:value-type="float" office:value="0.000274108619853515">
                <text:p>0.0002741086198535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7">
                <text:p>467</text:p>
              </table:table-cell>
              <table:table-cell office:value-type="float" office:value="0.000268358089367077">
                <text:p>0.0002683580893670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8">
                <text:p>468</text:p>
              </table:table-cell>
              <table:table-cell office:value-type="float" office:value="0.000266441245871598">
                <text:p>0.0002664412458715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0.000264524402376119">
                <text:p>0.0002645244023761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2">
                <text:p>472</text:p>
              </table:table-cell>
              <table:table-cell office:value-type="float" office:value="0.000260690715385161">
                <text:p>0.000260690715385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4">
                <text:p>474</text:p>
              </table:table-cell>
              <table:table-cell office:value-type="float" office:value="0.000258773871889682">
                <text:p>0.0002587738718896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6">
                <text:p>476</text:p>
              </table:table-cell>
              <table:table-cell office:value-type="float" office:value="0.000256857028394203">
                <text:p>0.00025685702839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7">
                <text:p>477</text:p>
              </table:table-cell>
              <table:table-cell office:value-type="float" office:value="0.000254940184898724">
                <text:p>0.0002549401848987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8">
                <text:p>478</text:p>
              </table:table-cell>
              <table:table-cell office:value-type="float" office:value="0.000251106497907765">
                <text:p>0.0002511064979077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9">
                <text:p>479</text:p>
              </table:table-cell>
              <table:table-cell office:value-type="float" office:value="0.000249189654412286">
                <text:p>0.0002491896544122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0">
                <text:p>480</text:p>
              </table:table-cell>
              <table:table-cell office:value-type="float" office:value="0.000247272810916807">
                <text:p>0.0002472728109168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1">
                <text:p>481</text:p>
              </table:table-cell>
              <table:table-cell office:value-type="float" office:value="0.000243439123925849">
                <text:p>0.0002434391239258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3">
                <text:p>483</text:p>
              </table:table-cell>
              <table:table-cell office:value-type="float" office:value="0.000239605436934891">
                <text:p>0.0002396054369348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4">
                <text:p>484</text:p>
              </table:table-cell>
              <table:table-cell office:value-type="float" office:value="0.000237688593439411">
                <text:p>0.0002376885934394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5">
                <text:p>485</text:p>
              </table:table-cell>
              <table:table-cell office:value-type="float" office:value="0.000233854906448453">
                <text:p>0.0002338549064484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6">
                <text:p>486</text:p>
              </table:table-cell>
              <table:table-cell office:value-type="float" office:value="0.000231938062952974">
                <text:p>0.0002319380629529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7">
                <text:p>487</text:p>
              </table:table-cell>
              <table:table-cell office:value-type="float" office:value="0.000230021219457495">
                <text:p>0.0002300212194574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8">
                <text:p>488</text:p>
              </table:table-cell>
              <table:table-cell office:value-type="float" office:value="0.000226187532466537">
                <text:p>0.0002261875324665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0">
                <text:p>490</text:p>
              </table:table-cell>
              <table:table-cell office:value-type="float" office:value="0.000224270688971058">
                <text:p>0.0002242706889710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1">
                <text:p>491</text:p>
              </table:table-cell>
              <table:table-cell office:value-type="float" office:value="0.000222353845475578">
                <text:p>0.0002223538454755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2">
                <text:p>492</text:p>
              </table:table-cell>
              <table:table-cell office:value-type="float" office:value="0.00021852015848462">
                <text:p>0.000218520158484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8">
                <text:p>498</text:p>
              </table:table-cell>
              <table:table-cell office:value-type="float" office:value="0.000214686471493662">
                <text:p>0.0002146864714936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0">
                <text:p>500</text:p>
              </table:table-cell>
              <table:table-cell office:value-type="float" office:value="0.000212769627998183">
                <text:p>0.0002127696279981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4">
                <text:p>504</text:p>
              </table:table-cell>
              <table:table-cell office:value-type="float" office:value="0.000210852784502704">
                <text:p>0.0002108527845027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8">
                <text:p>508</text:p>
              </table:table-cell>
              <table:table-cell office:value-type="float" office:value="0.000207019097511745">
                <text:p>0.0002070190975117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10">
                <text:p>510</text:p>
              </table:table-cell>
              <table:table-cell office:value-type="float" office:value="0.000205102254016266">
                <text:p>0.000205102254016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13">
                <text:p>513</text:p>
              </table:table-cell>
              <table:table-cell office:value-type="float" office:value="0.000203185410520787">
                <text:p>0.0002031854105207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4">
                <text:p>514</text:p>
              </table:table-cell>
              <table:table-cell office:value-type="float" office:value="0.000199351723529829">
                <text:p>0.0001993517235298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16">
                <text:p>516</text:p>
              </table:table-cell>
              <table:table-cell office:value-type="float" office:value="0.00019743488003435">
                <text:p>0.000197434880034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9">
                <text:p>519</text:p>
              </table:table-cell>
              <table:table-cell office:value-type="float" office:value="0.000195518036538871">
                <text:p>0.0001955180365388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1">
                <text:p>521</text:p>
              </table:table-cell>
              <table:table-cell office:value-type="float" office:value="0.000193601193043392">
                <text:p>0.0001936011930433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22">
                <text:p>522</text:p>
              </table:table-cell>
              <table:table-cell office:value-type="float" office:value="0.000191684349547912">
                <text:p>0.0001916843495479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3">
                <text:p>523</text:p>
              </table:table-cell>
              <table:table-cell office:value-type="float" office:value="0.000189767506052433">
                <text:p>0.0001897675060524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6">
                <text:p>526</text:p>
              </table:table-cell>
              <table:table-cell office:value-type="float" office:value="0.000187850662556954">
                <text:p>0.0001878506625569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28">
                <text:p>528</text:p>
              </table:table-cell>
              <table:table-cell office:value-type="float" office:value="0.000185933819061475">
                <text:p>0.0001859338190614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29">
                <text:p>529</text:p>
              </table:table-cell>
              <table:table-cell office:value-type="float" office:value="0.000184016975565996">
                <text:p>0.0001840169755659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32">
                <text:p>532</text:p>
              </table:table-cell>
              <table:table-cell office:value-type="float" office:value="0.000182100132070517">
                <text:p>0.0001821001320705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35">
                <text:p>535</text:p>
              </table:table-cell>
              <table:table-cell office:value-type="float" office:value="0.000180183288575038">
                <text:p>0.0001801832885750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37">
                <text:p>537</text:p>
              </table:table-cell>
              <table:table-cell office:value-type="float" office:value="0.000178266445079559">
                <text:p>0.0001782664450795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38">
                <text:p>538</text:p>
              </table:table-cell>
              <table:table-cell office:value-type="float" office:value="0.000176349601584079">
                <text:p>0.0001763496015840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3">
                <text:p>543</text:p>
              </table:table-cell>
              <table:table-cell office:value-type="float" office:value="0.000170599071097642">
                <text:p>0.0001705990710976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6">
                <text:p>546</text:p>
              </table:table-cell>
              <table:table-cell office:value-type="float" office:value="0.000168682227602163">
                <text:p>0.0001686822276021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48">
                <text:p>548</text:p>
              </table:table-cell>
              <table:table-cell office:value-type="float" office:value="0.000166765384106684">
                <text:p>0.0001667653841066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3">
                <text:p>553</text:p>
              </table:table-cell>
              <table:table-cell office:value-type="float" office:value="0.000164848540611205">
                <text:p>0.0001648485406112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5">
                <text:p>555</text:p>
              </table:table-cell>
              <table:table-cell office:value-type="float" office:value="0.000162931697115726">
                <text:p>0.0001629316971157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7">
                <text:p>557</text:p>
              </table:table-cell>
              <table:table-cell office:value-type="float" office:value="0.000159098010124767">
                <text:p>0.0001590980101247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8">
                <text:p>558</text:p>
              </table:table-cell>
              <table:table-cell office:value-type="float" office:value="0.000155264323133809">
                <text:p>0.0001552643231338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9">
                <text:p>559</text:p>
              </table:table-cell>
              <table:table-cell office:value-type="float" office:value="0.00015334747963833">
                <text:p>0.000153347479638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0">
                <text:p>560</text:p>
              </table:table-cell>
              <table:table-cell office:value-type="float" office:value="0.000149513792647372">
                <text:p>0.0001495137926473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2">
                <text:p>562</text:p>
              </table:table-cell>
              <table:table-cell office:value-type="float" office:value="0.000147596949151893">
                <text:p>0.0001475969491518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3">
                <text:p>563</text:p>
              </table:table-cell>
              <table:table-cell office:value-type="float" office:value="0.000145680105656413">
                <text:p>0.0001456801056564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4">
                <text:p>564</text:p>
              </table:table-cell>
              <table:table-cell office:value-type="float" office:value="0.000143763262160934">
                <text:p>0.0001437632621609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5">
                <text:p>565</text:p>
              </table:table-cell>
              <table:table-cell office:value-type="float" office:value="0.000141846418665455">
                <text:p>0.0001418464186654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8">
                <text:p>568</text:p>
              </table:table-cell>
              <table:table-cell office:value-type="float" office:value="0.000138012731674497">
                <text:p>0.0001380127316744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9">
                <text:p>569</text:p>
              </table:table-cell>
              <table:table-cell office:value-type="float" office:value="0.000136095888179018">
                <text:p>0.0001360958881790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0">
                <text:p>570</text:p>
              </table:table-cell>
              <table:table-cell office:value-type="float" office:value="0.000134179044683539">
                <text:p>0.0001341790446835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1">
                <text:p>571</text:p>
              </table:table-cell>
              <table:table-cell office:value-type="float" office:value="0.00013226220118806">
                <text:p>0.000132262201188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2">
                <text:p>572</text:p>
              </table:table-cell>
              <table:table-cell office:value-type="float" office:value="0.000126511670701622">
                <text:p>0.0001265116707016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7">
                <text:p>577</text:p>
              </table:table-cell>
              <table:table-cell office:value-type="float" office:value="0.000124594827206143">
                <text:p>0.0001245948272061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8">
                <text:p>578</text:p>
              </table:table-cell>
              <table:table-cell office:value-type="float" office:value="0.000122677983710664">
                <text:p>0.0001226779837106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1">
                <text:p>581</text:p>
              </table:table-cell>
              <table:table-cell office:value-type="float" office:value="0.000120761140215185">
                <text:p>0.0001207611402151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2">
                <text:p>582</text:p>
              </table:table-cell>
              <table:table-cell office:value-type="float" office:value="0.000118844296719706">
                <text:p>0.0001188442967197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3">
                <text:p>583</text:p>
              </table:table-cell>
              <table:table-cell office:value-type="float" office:value="0.000116927453224227">
                <text:p>0.0001169274532242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5">
                <text:p>585</text:p>
              </table:table-cell>
              <table:table-cell office:value-type="float" office:value="0.000113093766233268">
                <text:p>0.0001130937662332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6">
                <text:p>586</text:p>
              </table:table-cell>
              <table:table-cell office:value-type="float" office:value="0.000111176922737789">
                <text:p>0.0001111769227377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89">
                <text:p>589</text:p>
              </table:table-cell>
              <table:table-cell office:value-type="float" office:value="0.00010926007924231">
                <text:p>0.000109260079242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0">
                <text:p>590</text:p>
              </table:table-cell>
              <table:table-cell office:value-type="float" office:value="0.000107343235746831">
                <text:p>0.0001073432357468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4">
                <text:p>594</text:p>
              </table:table-cell>
              <table:table-cell office:value-type="float" office:value="0.000101592705260394">
                <text:p>0.0001015927052603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5">
                <text:p>595</text:p>
              </table:table-cell>
              <table:table-cell office:value-type="float" office:value="0.0000996758617649145">
                <text:p>0.00009967586176491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8">
                <text:p>598</text:p>
              </table:table-cell>
              <table:table-cell office:value-type="float" office:value="0.0000977590182694354">
                <text:p>0.00009775901826943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0">
                <text:p>600</text:p>
              </table:table-cell>
              <table:table-cell office:value-type="float" office:value="0.0000958421747739562">
                <text:p>0.00009584217477395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2">
                <text:p>602</text:p>
              </table:table-cell>
              <table:table-cell office:value-type="float" office:value="0.000092008487782998">
                <text:p>0.0000920084877829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6">
                <text:p>606</text:p>
              </table:table-cell>
              <table:table-cell office:value-type="float" office:value="0.0000900916442875189">
                <text:p>0.00009009164428751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7">
                <text:p>607</text:p>
              </table:table-cell>
              <table:table-cell office:value-type="float" office:value="0.0000881748007920397">
                <text:p>0.00008817480079203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0.0000862579572965606">
                <text:p>0.00008625795729656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9">
                <text:p>609</text:p>
              </table:table-cell>
              <table:table-cell office:value-type="float" office:value="0.0000843411138010815">
                <text:p>0.00008434111380108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8">
                <text:p>618</text:p>
              </table:table-cell>
              <table:table-cell office:value-type="float" office:value="0.0000824242703056023">
                <text:p>0.00008242427030560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9">
                <text:p>629</text:p>
              </table:table-cell>
              <table:table-cell office:value-type="float" office:value="0.0000785905833146441">
                <text:p>0.00007859058331464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2">
                <text:p>632</text:p>
              </table:table-cell>
              <table:table-cell office:value-type="float" office:value="0.000076673739819165">
                <text:p>0.0000766737398191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8">
                <text:p>638</text:p>
              </table:table-cell>
              <table:table-cell office:value-type="float" office:value="0.0000747568963236859">
                <text:p>0.00007475689632368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1">
                <text:p>641</text:p>
              </table:table-cell>
              <table:table-cell office:value-type="float" office:value="0.0000728400528282067">
                <text:p>0.00007284005282820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46">
                <text:p>646</text:p>
              </table:table-cell>
              <table:table-cell office:value-type="float" office:value="0.0000709232093327276">
                <text:p>0.00007092320933272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48">
                <text:p>648</text:p>
              </table:table-cell>
              <table:table-cell office:value-type="float" office:value="0.0000690063658372485">
                <text:p>0.00006900636583724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2">
                <text:p>652</text:p>
              </table:table-cell>
              <table:table-cell office:value-type="float" office:value="0.0000670895223417694">
                <text:p>0.00006708952234176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3">
                <text:p>653</text:p>
              </table:table-cell>
              <table:table-cell office:value-type="float" office:value="0.0000632558353508111">
                <text:p>0.00006325583535081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4">
                <text:p>654</text:p>
              </table:table-cell>
              <table:table-cell office:value-type="float" office:value="0.000061338991855332">
                <text:p>0.0000613389918553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3">
                <text:p>663</text:p>
              </table:table-cell>
              <table:table-cell office:value-type="float" office:value="0.0000594221483598529">
                <text:p>0.00005942214835985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5">
                <text:p>665</text:p>
              </table:table-cell>
              <table:table-cell office:value-type="float" office:value="0.0000575053048643737">
                <text:p>0.00005750530486437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7">
                <text:p>667</text:p>
              </table:table-cell>
              <table:table-cell office:value-type="float" office:value="0.0000555884613688946">
                <text:p>0.00005558846136889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7">
                <text:p>687</text:p>
              </table:table-cell>
              <table:table-cell office:value-type="float" office:value="0.0000536716178734155">
                <text:p>0.00005367161787341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8">
                <text:p>688</text:p>
              </table:table-cell>
              <table:table-cell office:value-type="float" office:value="0.0000517547743779364">
                <text:p>0.00005175477437793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5">
                <text:p>695</text:p>
              </table:table-cell>
              <table:table-cell office:value-type="float" office:value="0.0000479210873869781">
                <text:p>0.00004792108738697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7">
                <text:p>697</text:p>
              </table:table-cell>
              <table:table-cell office:value-type="float" office:value="0.000046004243891499">
                <text:p>0.0000460042438914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99">
                <text:p>699</text:p>
              </table:table-cell>
              <table:table-cell office:value-type="float" office:value="0.0000421705569005407">
                <text:p>0.00004217055690054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1">
                <text:p>711</text:p>
              </table:table-cell>
              <table:table-cell office:value-type="float" office:value="0.0000402537134050616">
                <text:p>0.00004025371340506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1">
                <text:p>721</text:p>
              </table:table-cell>
              <table:table-cell office:value-type="float" office:value="0.0000383368699095825">
                <text:p>0.00003833686990958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1">
                <text:p>741</text:p>
              </table:table-cell>
              <table:table-cell office:value-type="float" office:value="0.0000364200264141034">
                <text:p>0.00003642002641410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57">
                <text:p>757</text:p>
              </table:table-cell>
              <table:table-cell office:value-type="float" office:value="0.0000345031829186242">
                <text:p>0.00003450318291862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85">
                <text:p>785</text:p>
              </table:table-cell>
              <table:table-cell office:value-type="float" office:value="0.0000325863394231451">
                <text:p>0.00003258633942314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09">
                <text:p>809</text:p>
              </table:table-cell>
              <table:table-cell office:value-type="float" office:value="0.000030669495927666">
                <text:p>0.0000306694959276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4">
                <text:p>834</text:p>
              </table:table-cell>
              <table:table-cell office:value-type="float" office:value="0.0000287526524321869">
                <text:p>0.00002875265243218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76">
                <text:p>876</text:p>
              </table:table-cell>
              <table:table-cell office:value-type="float" office:value="0.0000268358089367077">
                <text:p>0.00002683580893670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96">
                <text:p>896</text:p>
              </table:table-cell>
              <table:table-cell office:value-type="float" office:value="0.0000249189654412286">
                <text:p>0.00002491896544122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07">
                <text:p>907</text:p>
              </table:table-cell>
              <table:table-cell office:value-type="float" office:value="0.0000230021219457495">
                <text:p>0.00002300212194574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26">
                <text:p>926</text:p>
              </table:table-cell>
              <table:table-cell office:value-type="float" office:value="0.0000210852784502704">
                <text:p>0.00002108527845027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4">
                <text:p>934</text:p>
              </table:table-cell>
              <table:table-cell office:value-type="float" office:value="0.0000191684349547912">
                <text:p>0.00001916843495479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51">
                <text:p>951</text:p>
              </table:table-cell>
              <table:table-cell office:value-type="float" office:value="0.0000172515914593121">
                <text:p>0.00001725159145931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2">
                <text:p>1012</text:p>
              </table:table-cell>
              <table:table-cell office:value-type="float" office:value="0.000015334747963833">
                <text:p>0.0000153347479638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4">
                <text:p>1014</text:p>
              </table:table-cell>
              <table:table-cell office:value-type="float" office:value="0.0000134179044683539">
                <text:p>0.00001341790446835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40">
                <text:p>1040</text:p>
              </table:table-cell>
              <table:table-cell office:value-type="float" office:value="0.0000115010609728747">
                <text:p>0.00001150106097287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73">
                <text:p>1073</text:p>
              </table:table-cell>
              <table:table-cell office:value-type="float" office:value="0.00000958421747739562">
                <text:p>0.000009584217477395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02">
                <text:p>1102</text:p>
              </table:table-cell>
              <table:table-cell office:value-type="float" office:value="0.0000076673739819165">
                <text:p>0.00000766737398191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9">
                <text:p>1139</text:p>
              </table:table-cell>
              <table:table-cell office:value-type="float" office:value="0.00000575053048643737">
                <text:p>0.000005750530486437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1">
                <text:p>1201</text:p>
              </table:table-cell>
              <table:table-cell office:value-type="float" office:value="0.00000383368699095825">
                <text:p>0.000003833686990958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21">
                <text:p>1321</text:p>
              </table:table-cell>
              <table:table-cell office:value-type="float" office:value="0.00000191684349547912">
                <text:p>0.000001916843495479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